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4"/>
    </style:style>
    <style:style style:name="P3" style:family="paragraph" style:parent-style-name="body">
      <style:paragraph-properties fo:orphans="2" fo:widows="2"/>
      <style:text-properties style:font-name="Courier New2"/>
    </style:style>
    <style:style style:name="P4" style:family="paragraph" style:parent-style-name="body">
      <style:paragraph-properties fo:text-align="start" style:justify-single-word="false" fo:orphans="2" fo:widows="2"/>
    </style:style>
    <style:style style:name="P5" style:family="paragraph" style:parent-style-name="body-code">
      <style:paragraph-properties fo:orphans="2" fo:widows="2"/>
    </style:style>
    <style:style style:name="P6" style:family="paragraph" style:parent-style-name="body-code">
      <style:paragraph-properties fo:orphans="2" fo:widows="2"/>
      <style:text-properties style:font-name="Times New Roman" fo:font-weight="bold" style:font-weight-asian="bold" style:font-weight-complex="bold"/>
    </style:style>
    <style:style style:name="P7" style:family="paragraph" style:parent-style-name="code">
      <style:paragraph-properties fo:orphans="2" fo:widows="2"/>
    </style:style>
    <style:style style:name="P8" style:family="paragraph" style:parent-style-name="body">
      <style:paragraph-properties loext:contextual-spacing="false" fo:margin-top="0cm" fo:margin-bottom="0.106cm" style:line-height-at-least="0.423cm" fo:orphans="2" fo:widows="2"/>
      <style:text-properties style:font-name="Courier New" fo:font-size="10pt" style:font-size-asian="10pt" style:font-name-complex="Courier New4" style:font-size-complex="10pt"/>
    </style:style>
    <style:style style:name="P9" style:family="paragraph" style:parent-style-name="body-left">
      <style:paragraph-properties loext:contextual-spacing="false" fo:margin-top="0cm" fo:margin-bottom="0.106cm" fo:orphans="2" fo:widows="2"/>
      <style:text-properties style:font-name="Courier New" style:font-name-complex="Courier New4"/>
    </style:style>
    <style:style style:name="P10" style:family="paragraph" style:parent-style-name="bullet">
      <style:paragraph-properties fo:margin-top="0cm" fo:margin-bottom="0.176cm" fo:orphans="2" fo:widows="2"/>
    </style:style>
    <style:style style:name="P11" style:family="paragraph" style:parent-style-name="bullet">
      <style:paragraph-properties loext:contextual-spacing="false" fo:margin-top="0cm" fo:margin-bottom="0.176cm" fo:orphans="2" fo:widows="2"/>
    </style:style>
    <style:style style:name="P12" style:family="paragraph" style:parent-style-name="bullet">
      <style:paragraph-properties loext:contextual-spacing="false" fo:margin-top="0cm" fo:margin-bottom="0.176cm" fo:text-align="start" style:justify-single-word="false" fo:orphans="2" fo:widows="2"/>
    </style:style>
    <style:style style:name="P13" style:family="paragraph" style:parent-style-name="Standard">
      <style:paragraph-properties loext:contextual-spacing="false" fo:margin-top="0cm" fo:margin-bottom="2.54cm" style:line-height-at-least="0.353cm" fo:orphans="2" fo:widows="2"/>
    </style:style>
    <style:style style:name="P14" style:family="paragraph" style:parent-style-name="Standard">
      <style:paragraph-properties loext:contextual-spacing="false" fo:margin-top="0.423cm" fo:margin-bottom="0cm" style:line-height-at-least="0.353cm" fo:orphans="2" fo:widows="2" fo:keep-with-next="always"/>
    </style:style>
    <style:style style:name="P15" style:family="paragraph" style:parent-style-name="bullet2">
      <style:paragraph-properties loext:contextual-spacing="false" fo:margin-top="0cm" fo:margin-bottom="0.035cm" fo:orphans="2" fo:widows="2"/>
    </style:style>
    <style:style style:name="P16" style:family="paragraph" style:parent-style-name="sectionheading">
      <style:paragraph-properties loext:contextual-spacing="false" fo:margin-top="0.106cm" fo:margin-bottom="0.141cm" fo:orphans="2" fo:widows="2"/>
    </style:style>
    <style:style style:name="P17" style:family="paragraph" style:parent-style-name="sectionheading">
      <style:paragraph-properties loext:contextual-spacing="false" fo:margin-top="0.071cm" fo:margin-bottom="0.141cm" fo:orphans="2" fo:widows="2"/>
    </style:style>
    <style:style style:name="P18" style:family="paragraph" style:parent-style-name="body">
      <style:paragraph-properties fo:text-align="start" style:justify-single-word="false" fo:orphans="2" fo:widows="2"/>
    </style:style>
    <style:style style:name="P19" style:family="paragraph" style:parent-style-name="bullet" style:list-style-name="L1">
      <style:paragraph-properties fo:margin-top="0cm" fo:margin-bottom="0.176cm" fo:orphans="2" fo:widows="2"/>
    </style:style>
    <style:style style:name="P20" style:family="paragraph" style:parent-style-name="bullet" style:list-style-name="L2">
      <style:paragraph-properties fo:margin-top="0cm" fo:margin-bottom="0.176cm" fo:orphans="2" fo:widows="2"/>
    </style:style>
    <style:style style:name="P21" style:family="paragraph" style:parent-style-name="bullet">
      <style:paragraph-properties loext:contextual-spacing="false" fo:margin-top="0cm" fo:margin-bottom="0.176cm" fo:text-align="start" style:justify-single-word="false" fo:orphans="2" fo:widows="2"/>
    </style:style>
    <style:style style:name="P22" style:family="paragraph" style:parent-style-name="bullet2" style:list-style-name="L3">
      <style:paragraph-properties loext:contextual-spacing="false" fo:margin-top="0cm" fo:margin-bottom="0.176cm" fo:orphans="2" fo:widows="2"/>
      <style:text-properties fo:font-size="10.5pt" style:font-size-asian="10.5pt" style:font-size-complex="10.5pt"/>
    </style:style>
    <style:style style:name="P23" style:family="paragraph" style:parent-style-name="bullet2" style:list-style-name="L3">
      <style:paragraph-properties loext:contextual-spacing="false" fo:margin-top="0cm" fo:margin-bottom="0.035cm" fo:orphans="2" fo:widows="2"/>
      <style:text-properties fo:font-size="10.5pt" style:font-size-asian="10.5pt" style:font-size-complex="10.5pt"/>
    </style:style>
    <style:style style:name="P24" style:family="paragraph" style:parent-style-name="bullet2" style:list-style-name="L3">
      <style:paragraph-properties loext:contextual-spacing="false" fo:margin-top="0cm" fo:margin-bottom="0.035cm" fo:orphans="2" fo:widows="2"/>
    </style:style>
    <style:style style:name="P25" style:family="paragraph" style:parent-style-name="Heading_20_1" style:master-page-name="Standard">
      <style:paragraph-properties loext:contextual-spacing="false" fo:margin-top="0cm" fo:margin-bottom="0cm" fo:orphans="2" fo:widows="2" style:page-number="auto"/>
    </style:style>
    <style:style style:name="P26" style:family="paragraph" style:parent-style-name="Heading_20_2">
      <style:paragraph-properties loext:contextual-spacing="false" fo:margin-top="0cm" fo:margin-bottom="0.141cm" fo:orphans="2" fo:widows="2"/>
    </style:style>
    <style:style style:name="P27" style:family="paragraph" style:parent-style-name="Heading_20_3">
      <style:paragraph-properties fo:orphans="2" fo:widows="2"/>
    </style:style>
    <style:style style:name="P28" style:family="paragraph" style:parent-style-name="Heading_20_3">
      <style:paragraph-properties loext:contextual-spacing="false" fo:margin-top="0.106cm" fo:margin-bottom="0.176cm" fo:orphans="2" fo:widows="2"/>
    </style:style>
    <style:style style:name="P29" style:family="paragraph" style:parent-style-name="Heading_20_3">
      <style:paragraph-properties loext:contextual-spacing="false" fo:margin-top="0.071cm" fo:margin-bottom="0.176cm" fo:orphans="2" fo:widows="2"/>
    </style:style>
    <style:style style:name="P30"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color="#000000" style:font-name="Courier New1" fo:font-size="10pt" style:font-size-asian="10pt" style:font-size-complex="10pt"/>
    </style:style>
    <style:style style:name="T8" style:family="text">
      <style:text-properties fo:color="#000000" style:font-name="Courier New2"/>
    </style:style>
    <style:style style:name="T9" style:family="text">
      <style:text-properties fo:font-size="11.5pt" style:font-size-asian="11.5pt" style:font-size-complex="11.5pt"/>
    </style:style>
    <style:style style:name="T10" style:family="text">
      <style:text-properties fo:font-size="10pt" style:font-size-asian="10pt" style:font-size-complex="10pt"/>
    </style:style>
    <style:style style:name="T11" style:family="text">
      <style:text-properties style:font-name="Courier New2"/>
    </style:style>
    <style:style style:name="T12" style:family="text">
      <style:text-properties style:font-name="Courier New3" fo:font-size="10.5pt" style:font-size-asian="10.5pt" style:font-size-complex="10.5pt"/>
    </style:style>
    <style:style style:name="T13" style:family="text">
      <style:text-properties fo:font-size="10.5pt" style:font-size-asian="10.5pt" style:font-size-complex="10.5pt"/>
    </style:style>
    <style:style style:name="T14" style:family="text"/>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882cm" fo:text-indent="-0.635cm" fo:margin-left="0.8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17cm" fo:text-indent="-0.635cm" fo:margin-left="1.5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82cm" fo:text-indent="-0.635cm" fo:margin-left="0.8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17cm" fo:text-indent="-0.635cm" fo:margin-left="1.5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01cm" fo:text-indent="-0.635cm" fo:margin-left="0.9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cm" fo:text-indent="-0.635cm" fo:margin-left="1.5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1cm" fo:text-indent="-0.635cm" fo:margin-left="2.1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06cm" fo:text-indent="-0.635cm" fo:margin-left="2.8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1cm" fo:text-indent="-0.635cm" fo:margin-left="3.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76cm" fo:text-indent="-0.635cm" fo:margin-left="4.0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1cm" fo:text-indent="-0.635cm" fo:margin-left="4.7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46cm" fo:text-indent="-0.635cm" fo:margin-left="5.3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1cm" fo:text-indent="-0.635cm" fo:margin-left="5.9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16cm" fo:text-indent="-0.635cm" fo:margin-left="6.616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5" draw:name="Picture 68"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9" draw:name="Picture 76"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21" draw:name="Picture 77"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22" draw:name="Picture 78"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23" draw:name="Picture 79" draw:style-name="gr2" draw:text-style-name="P30" svg:width="7.09cm" svg:height="0.343cm" svg:x="-6.033cm" svg:y="0cm">
        <draw:image xlink:href="Pictures/2000000900000FB5000000C9DF37253B.wmf" xlink:type="simple" xlink:show="embed" xlink:actuate="onLoad">
          <text:p/>
        </draw:image>
      </draw:frame>
      <text:p text:style-name="P25"><text:alphabetical-index-mark-start text:id="IMark5202890568" text:main-entry="true"/>PersistenceManager<text:alphabetical-index-mark-end text:id="IMark5202890568"/></text:p>
      <text:p text:style-name="P13"><text:bookmark text:name="_GoBack"/><draw:frame draw:style-name="fr1" draw:name="graphics1" text:anchor-type="as-char" svg:width="16.51cm" svg:height="0.342cm" draw:z-index="24"><draw:image xlink:href="Pictures/20000009000025F9000000C960F96591.wmf" xlink:type="simple" xlink:show="embed" xlink:actuate="onLoad"/></draw:frame></text:p>
      <text:p text:style-name="P1">This chapter specifies the JDO <text:alphabetical-index-mark-start text:id="IMark5202890568" text:main-entry="true"/><text:span text:style-name="T1">PersistenceManager</text:span><text:alphabetical-index-mark-end text:id="IMark5202890568"/> and its <text:alphabetical-index-mark-start text:id="IMark5203209104" text:main-entry="true"/>relationship<text:alphabetical-index-mark-end text:id="IMark5203209104"/> to the application components, JDO instances, and J2EE Connector.</text:p>
      <text:p text:style-name="P14"><draw:frame draw:style-name="fr1" draw:name="1" text:anchor-type="as-char" svg:width="7.091cm" svg:height="0.342cm" draw:z-index="25"><draw:image xlink:href="Pictures/2000000900000FB5000000C9DF37253B.wmf" xlink:type="simple" xlink:show="embed" xlink:actuate="onLoad"/></draw:frame></text:p>
      <text:h text:style-name="P26" text:outline-level="2">Overview</text:h>
      <text:p text:style-name="P1">The JDO <text:span text:style-name="T1">PersistenceManager</text:span> is the primary interface for JDO-aware application components. It is the factory for the <text:span text:style-name="T1">Query</text:span> interface and contains methods for managing the life cycle of persistent instances.</text:p>
      <text:p text:style-name="P1">The JDO <text:span text:style-name="T1">PersistenceManager</text:span>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span text:style-name="T1">PersistenceManager</text:span> or <text:span text:style-name="T1">PersistenceManagerFactory</text:span> is required. The details of the construction of the <text:span text:style-name="T1">PersistenceManager</text:span> or <text:span text:style-name="T1">PersistenceManagerFactory</text:span> are not specified by JDO.</text:p>
      <text:p text:style-name="P14"><draw:frame draw:style-name="fr1" draw:name="2" text:anchor-type="as-char" svg:width="7.091cm" svg:height="0.342cm" draw:z-index="26"><draw:image xlink:href="Pictures/2000000900000FB5000000C9DF37253B.wmf" xlink:type="simple" xlink:show="embed" xlink:actuate="onLoad"/></draw:frame></text:p>
      <text:h text:style-name="P26" text:outline-level="2">Goals</text:h>
      <text:p text:style-name="P1">The architecture of the PersistenceManager has the following goals:</text:p>
      <text:p text:style-name="P11">•<text:tab/>No changes to application programs to change to a different vendor’s <text:span text:style-name="T1">PersistenceManager</text:span> if the application is written to conform to the portability guidelines</text:p>
      <text:p text:style-name="P11">•<text:tab/>Application to non-managed and managed environments with no code changes</text:p>
      <text:p text:style-name="P14"><draw:frame draw:style-name="fr1" draw:name="3" text:anchor-type="as-char" svg:width="7.091cm" svg:height="0.342cm" draw:z-index="27"><draw:image xlink:href="Pictures/2000000900000FB5000000C9DF37253B.wmf" xlink:type="simple" xlink:show="embed" xlink:actuate="onLoad"/></draw:frame></text:p>
      <text:h text:style-name="P26" text:outline-level="2">Architecture: JDO PersistenceManager</text:h>
      <text:p text:style-name="P1">The JDO <text:span text:style-name="T1">PersistenceManager</text:span> instance is visible only to certain application components: those that explicitly manage the life cycle of JDO instances; and those that query for JDO instances. The JDO <text:span text:style-name="T1">PersistenceManager</text:span> is not required to be used by JDO instances.</text:p>
      <text:p text:style-name="P1">There are three primary environments in which the JDO <text:span text:style-name="T1">PersistenceManager</text:span> is architected to work:</text:p>
      <text:p text:style-name="P11"><text:soft-page-break/>•<text:tab/>non-managed (non-application server), minimum function, single transaction, single JDO <text:span text:style-name="T1">PersistenceManager</text:span> where compactness is the primary metric;</text:p>
      <text:p text:style-name="P11">•<text:tab/>non-managed but where extended features are desired, such as multiple <text:span text:style-name="T1">PersistenceManager</text:span> instances to support multiple data sources, XA coordinated transactions, or nested transactions; and</text:p>
      <text:p text:style-name="P11">•<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4"><draw:frame draw:style-name="fr1" draw:name="4" text:anchor-type="as-char" svg:width="7.091cm" svg:height="0.342cm" draw:z-index="28"><draw:image xlink:href="Pictures/2000000900000FB5000000C9DF37253B.wmf" xlink:type="simple" xlink:show="embed" xlink:actuate="onLoad"/></draw:frame></text:p>
      <text:h text:style-name="P26" text:outline-level="2"><text:alphabetical-index-mark-start text:id="IMark5203209104" text:main-entry="true"/>Threading<text:alphabetical-index-mark-end text:id="IMark5203209104"/></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span text:style-name="T1">PersistenceManager</text:span>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span text:style-name="T1">PersistenceManager</text:span> is a relatively expensive operation, and not needed in many applications, the application must specify whether multiple threads might access the same <text:span text:style-name="T1">PersistenceManager</text:span> or instances managed by the <text:span text:style-name="T1">PersistenceManager</text:span>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span text:style-name="T1">PersistenceManager</text:span>, <text:span text:style-name="T1">Query</text:span>, etc.) and instances of persistence-capable classes.</text:p>
      <text:p text:style-name="P4">The implementation must not use user-visible instances (instances of <text:span text:style-name="T1">PersistenceManagerFactory</text:span>, <text:span text:style-name="T1">PersistenceManager</text:span>,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4"><draw:frame draw:style-name="fr1" draw:name="5" text:anchor-type="as-char" svg:width="7.091cm" svg:height="0.342cm" draw:z-index="29"><draw:image xlink:href="Pictures/2000000900000FB5000000C9DF37253B.wmf" xlink:type="simple" xlink:show="embed" xlink:actuate="onLoad"/></draw:frame></text:p>
      <text:h text:style-name="P26"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11">•<text:tab/>In case of query, this is the loader of the candidate class, or the loader of the object passed to the <text:span text:style-name="T1">newQuery</text:span> method. </text:p>
      <text:p text:style-name="P11">•<text:tab/>In case of navigation from a persistent instance, this is the loader of the class of the instance. </text:p>
      <text:p text:style-name="P11">•<text:tab/>In the case of <text:alphabetical-index-mark-start text:id="IMark5203209104" text:main-entry="true"/><text:span text:style-name="T1">getExtent</text:span><text:alphabetical-index-mark-end text:id="IMark5203209104"/> with subclasses, this is the loader of the candidate class. </text:p>
      <text:p text:style-name="P11">•<text:tab/>In the case of <text:alphabetical-index-mark-start text:id="IMark5203209104" text:main-entry="true"/><text:span text:style-name="T1">getObjectById</text:span><text:alphabetical-index-mark-end text:id="IMark5203209104"/>, this is the loader of the object id instance.</text:p>
      <text:p text:style-name="P11">•<text:tab/>Other cases do not have an explicit loader.</text:p>
      <text:p text:style-name="P1">2. The loader returned in the current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span text:style-name="T1">PersistenceManager</text:span><text:span text:style-name="Assertion">]</text:span> and <text:span text:style-name="Assertion">A12.5-8 [</text:span>cleared when the <text:span text:style-name="T1">PersistenceManager</text:span> is closed.<text:span text:style-name="Assertion">]</text:span></text:p>
      <text:p text:style-name="P14"><draw:frame draw:style-name="fr1" draw:name="6" text:anchor-type="as-char" svg:width="7.091cm" svg:height="0.342cm" draw:z-index="1"><draw:image xlink:href="Pictures/2000000900000FB5000000C9DF37253B.wmf" xlink:type="simple" xlink:show="embed" xlink:actuate="onLoad"/></draw:frame></text:p>
      <text:h text:style-name="P26" text:outline-level="2">Interface <text:alphabetical-index-mark-start text:id="IMark5203209104" text:main-entry="true"/>PersistenceManager<text:alphabetical-index-mark-end text:id="IMark5203209104"/> </text:h>
      <text:p text:style-name="P1"><text:span text:style-name="Assertion">A12.6-1 [</text:span>A JDO <text:span text:style-name="T1">PersistenceManager</text:span> instance supports any number of JDO instances at a time.<text:span text:style-name="Assertion">]</text:span> It is responsible for managing the identity of its associated JDO instances. A JDO instance is associated with either zero or one JDO <text:span text:style-name="T1">PersistenceManager</text:span>.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span text:style-name="T1">PersistenceManager</text:span>.<text:span text:style-name="Assertion">]</text:span> Detached instances are never associated with a <text:span text:style-name="T1">PersistenceManager</text:span>.</text:p>
      <text:p text:style-name="P1">A JDO <text:span text:style-name="T1">PersistenceManager</text:span> instance supports one transaction at a time, and uses one connection to the underlying data source at a time. The JDO <text:span text:style-name="T1">PersistenceManager</text:span> instance might use multiple transactions serially, and might use multiple connections serially.</text:p>
      <text:p text:style-name="P1">Therefore, to support multiple concurrent connection-oriented data sources in an application, multiple JDO <text:span text:style-name="T1">PersistenceManager</text:span>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5">package javax.jdo;</text:p>
      <text:p text:style-name="P5">public interface <text:alphabetical-index-mark-start text:id="IMark5203209104" text:main-entry="true"/>PersistenceManager<text:alphabetical-index-mark-end text:id="IMark5203209104"/> extends AutoCloseable {</text:p>
      <text:p text:style-name="P5">boolean <text:alphabetical-index-mark-start text:id="IMark5203209104" text:main-entry="true"/>isClosed<text:alphabetical-index-mark-end text:id="IMark5203209104"/>();</text:p>
      <text:p text:style-name="P5">void <text:alphabetical-index-mark-start text:id="IMark5203209104" text:main-entry="true"/>close<text:alphabetical-index-mark-end text:id="IMark5203209104"/>();</text:p>
      <text:p text:style-name="P1"><text:soft-page-break/><text:span text:style-name="Assertion">A12.5-3 [</text:span>The <text:span text:style-name="T1">isClosed</text:span> method returns <text:span text:style-name="T1">false</text:span> upon construction of the <text:span text:style-name="T1">PersistenceManager</text:span> instance<text:span text:style-name="Assertion">]</text:span>, or <text:span text:style-name="Assertion">A12.5-4 [</text:span>upon retrieval of a <text:span text:style-name="T1">PersistenceManager</text:span> from a pool<text:span text:style-name="Assertion">]</text:span>. <text:span text:style-name="Assertion">A12.5-5 [</text:span>It returns <text:span text:style-name="T1">true</text:span> only after the <text:span text:style-name="T1">close</text:span> method completes successfully, i.e. the PersistenceManager has been closed.<text:span text:style-name="Assertion">].</text:span> After being closed, the <text:span text:style-name="T1">PersistenceManager</text:span> instance might be returned to the pool or garbage collected, at the choice of the JDO implementation. Before being used again to satisfy a <text:span text:style-name="T1">getPersistenceManager</text:span> request, the options will be reset to their default values as specified in the <text:span text:style-name="T1">PersistenceManagerFactory</text:span>.</text:p>
      <text:p text:style-name="P1"><text:span text:style-name="Assertion">A12.6-2 [</text:span>In a non-managed environment, if the current transaction is active, close will roll back the transaction and close the <text:span text:style-name="T1">PersistenceManager</text:span>. This is a change from JDO 3.1 and earlier versions where it would have thrown <text:span text:style-name="T11">JDOUserException</text:span>.<text:span text:style-name="Assertion">]</text:span></text:p>
      <text:p text:style-name="P1"><text:span text:style-name="Assertion">A12.5-6 [</text:span>After <text:span text:style-name="T1">close</text:span> completes, all methods on the <text:span text:style-name="T1">PersistenceManager</text:span> instance except <text:span text:style-name="T1">isClosed</text:span><text:span text:style-name="T1">(), </text:span><text:span text:style-name="T1">close</text:span><text:span text:style-name="T1">(), and </text:span>get methods throw a <text:span text:style-name="T1">JDOFatalUserException</text:span>.<text:span text:style-name="Assertion">]</text:span></text:p>
      <text:p text:style-name="P16"><text:tab/><text:tab/>State Transitions for persistent instances at close</text:p>
      <text:p text:style-name="P1">The behavior of persistent instances at close of the corresponding PersistenceManager is not further defined in this specification. </text:p>
      <text:p text:style-name="P16"><text:tab/><text:tab/>Null management</text:p>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28" text:outline-level="3"><text:alphabetical-index-mark-start text:id="IMark5203209104" text:main-entry="true"/>Cache management<text:alphabetical-index-mark-end text:id="IMark5203209104"/></text:h>
      <text:p text:style-name="P1">Normally, cache management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5203209104" text:main-entry="true"/>evictAll<text:alphabetical-index-mark-end text:id="IMark5203209104"/>, these are all persistent-clean instances; for <text:alphabetical-index-mark-start text:id="IMark5202890568" text:main-entry="true"/>refreshAll<text:alphabetical-index-mark-end text:id="IMark5202890568"/>, all transactional instances. </text:p>
      <text:p text:style-name="P16"><text:tab/><text:tab/><text:alphabetical-index-mark-start text:id="IMark5202890568" text:main-entry="true"/>Evict<text:alphabetical-index-mark-end text:id="IMark5202890568"/> instances</text:p>
      <text:p text:style-name="P5">void <text:alphabetical-index-mark-start text:id="IMark5202890568" text:main-entry="true"/>evict<text:alphabetical-index-mark-end text:id="IMark5202890568"/> (Object pc);</text:p>
      <text:p text:style-name="P5">void <text:alphabetical-index-mark-start text:id="IMark5202890568" text:main-entry="true"/>evictAll<text:alphabetical-index-mark-end text:id="IMark5202890568"/> ();</text:p>
      <text:p text:style-name="P5">void <text:alphabetical-index-mark-start text:id="IMark5202890568" text:main-entry="true"/>evictAll<text:alphabetical-index-mark-end text:id="IMark5202890568"/> (Object... pcs);</text:p>
      <text:p text:style-name="P5">void <text:alphabetical-index-mark-start text:id="IMark5202890568" text:main-entry="true"/>evictAll<text:alphabetical-index-mark-end text:id="IMark5202890568"/> (Collection pcs);</text:p>
      <text:p text:style-name="P5">void <text:alphabetical-index-mark-start text:id="IMark5202890568" text:main-entry="true"/>evictAll<text:alphabetical-index-mark-end text:id="IMark5202890568"/> (Class pcClass, boolean subclasses);</text:p>
      <text:p text:style-name="P1"><text:soft-page-break/>Eviction is a hint to the PersistenceManager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span text:style-name="T1">evictAll</text:span> with no parameters is called, then all persistent-clean instances are evicted (they transition to hollow)<text:span text:style-name="Assertion">]</text:span>. <text:span text:style-name="Assertion">A12.5.1-3 (PART 1) [</text:span>If users wish to automatically evict transactional instances at transaction commit time, then they should set <text:span text:style-name="T1">RetainValues</text:span> to <text:span text:style-name="T1">false</text:span>.<text:span text:style-name="Assertion">]</text:span> <text:span text:style-name="Assertion">A12.6.1-1 [</text:span>Similarly, to automatically evict transactional instances at transaction rollback time, then they should set <text:span text:style-name="T1">RestoreValues</text:span> to <text:span text:style-name="T1">false</text:span>. <text:span text:style-name="Assertion">]A12.5-7 [</text:span>Passing a null value to PersistenceManager.evict will have no effect. A NullPointerException should NOT be thrown. <text:span text:style-name="Assertion">]A12.5-9 [</text:span>Passing a null value to evictAll will throw a NullPointerException. <text:span text:style-name="Assertion">]A12.5-11 [</text:span>Passing a non-null Object[] or Collection arguments to evictAll that contain null elements will have the documented behavior for non-null elements, and the null elements will be ignored.<text:span text:style-name="Assertion">]</text:span> <text:span text:style-name="Assertion">A12.5.1-4 (PART 1) [</text:span>If PersistenceManager.evictAll is called with a Collection or Object[] parameter, then all referenced instances are evicted.<text:span text:style-name="Assertion">]</text:span></text:p>
      <text:p text:style-name="P1">If the parameter instance is detached, then JDOUserException is thrown.</text:p>
      <text:p text:style-name="P4"><text:span text:style-name="Assertion">A12.5.1-2 (PART 2), A12.5.1-3 (PART 2), A12.5.1-4 (PART 2) [</text:span>For each persistent-clean and persistent-nontransactional instance that the JDO <text:span text:style-name="T1">PersistenceManager</text:span> evicts, it:</text:p>
      <text:p text:style-name="P11">•<text:tab/>calls the <text:alphabetical-index-mark-start text:id="IMark5202890568" text:main-entry="true"/><text:span text:style-name="T1">jdoPreClear</text:span><text:alphabetical-index-mark-end text:id="IMark5202890568"/> method on each instance, if the class of the instance implements <text:span text:style-name="T1">InstanceCallbacks</text:span></text:p>
      <text:p text:style-name="P11">•<text:tab/>clears persistent fields on each instance (sets the value of the field to its Java default value);</text:p>
      <text:p text:style-name="P11">•<text:tab/>changes the state of instances to hollow or persistent-nontransactional (cannot distinguish between these two states) this is not directly testable.<text:span text:style-name="Assertion">]</text:span></text:p>
      <text:p text:style-name="P2"/>
      <text:p text:style-name="P6"><text:alphabetical-index-mark-start text:id="IMark5202890568" text:main-entry="true"/>Refresh<text:alphabetical-index-mark-end text:id="IMark5202890568"/> instances</text:p>
      <text:p text:style-name="P5">void <text:alphabetical-index-mark-start text:id="IMark5202890568" text:main-entry="true"/>refresh<text:alphabetical-index-mark-end text:id="IMark5202890568"/> (Object pc);</text:p>
      <text:p text:style-name="P5">void <text:alphabetical-index-mark-start text:id="IMark5202890568" text:main-entry="true"/>refreshAll<text:alphabetical-index-mark-end text:id="IMark5202890568"/> ();</text:p>
      <text:p text:style-name="P5">void <text:alphabetical-index-mark-start text:id="IMark5202890568" text:main-entry="true"/>refreshAll<text:alphabetical-index-mark-end text:id="IMark5202890568"/> (Object... pcs);</text:p>
      <text:p text:style-name="P5">void <text:alphabetical-index-mark-start text:id="IMark5202890568" text:main-entry="true"/>refreshAll<text:alphabetical-index-mark-end text:id="IMark5202890568"/> (Collection pcs);</text:p>
      <text:p text:style-name="P5">void <text:alphabetical-index-mark-start text:id="IMark5202890568" text:main-entry="true"/>refreshAll<text:alphabetical-index-mark-end text:id="IMark5202890568"/> (JDOException ex);</text:p>
      <text:p text:style-name="P1"><text:span text:style-name="Assertion">A12.5.1-5 [</text:span>The <text:span text:style-name="T1">refresh</text:span><text:span text:style-name="T1"> </text:span>and <text:span text:style-name="T1">refreshAll</text:span>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 This can be tested by using two PersistenceManagers, independently change an object, then refresh.<text:span text:style-name="Assertion">]</text:span></text:p>
      <text:p text:style-name="P1">When called with a transaction active, the <text:span text:style-name="T1">refreshAll</text:span> method with no parameters causes all transactional instances to be refreshed. If a transaction is not in progress, then this call has no effect.</text:p>
      <text:p text:style-name="P1"><text:soft-page-break/>If there is a <text:alphabetical-index-mark-start text:id="IMark5202890568" text:main-entry="true"/>fetch plan<text:alphabetical-index-mark-end text:id="IMark5202890568"/> in effect, then the fetch plan affects the results of this method. All modified fields and all fields in the current fetch plan are unloaded and then fields in the current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span text:style-name="T1">PersistenceManager</text:span><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PersistenceManager.REFRESH will have no effect. A NullPointerException should NOT be thrown.<text:span text:style-name="Assertion">]</text:span> <text:span text:style-name="Assertion">A12.5-10 [</text:span>Passing a null value to refreshAll will throw a NullPointerException.<text:span text:style-name="Assertion">]</text:span> <text:span text:style-name="Assertion">A12.5-12 [</text:span>Passing a non-null Object[] or Collection arguments to refreshAll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span text:style-name="T1">PersistenceManager</text:span>:</text:p>
      <text:p text:style-name="P11">•<text:tab/>loads persistent values from the datastore into the instance;</text:p>
      <text:p text:style-name="P11">•<text:tab/>calls the <text:alphabetical-index-mark-start text:id="IMark5202890568" text:main-entry="true"/><text:span text:style-name="T1">jdoPostLoad</text:span><text:alphabetical-index-mark-end text:id="IMark5202890568"/> method on each persistent instance, if the class of the instance implements <text:span text:style-name="T1">InstanceCallbacks</text:span>; and</text:p>
      <text:p text:style-name="P11">•<text:tab/>changes the state of persistent-dirty instances to persistent-clean<text:span text:style-name="Assertion">]</text:span> in a datastore transaction; or persistent-nontransactional in an optimistic transaction.</text:p>
      <text:p text:style-name="P17"><text:tab/><text:tab/><text:alphabetical-index-mark-start text:id="IMark5202890568" text:main-entry="true"/>Retrieve<text:alphabetical-index-mark-end text:id="IMark5202890568"/> instances</text:p>
      <text:p text:style-name="P5"><text:bookmark text:name="X-10626104"/>void <text:alphabetical-index-mark-start text:id="IMark5202890568" text:main-entry="true"/>retrieve<text:alphabetical-index-mark-end text:id="IMark5202890568"/>(Object pc);</text:p>
      <text:p text:style-name="P5">void <text:alphabetical-index-mark-start text:id="IMark5202890568" text:main-entry="true"/>retrieve<text:alphabetical-index-mark-end text:id="IMark5202890568"/>(Object pc, boolean useFetchPlan);</text:p>
      <text:p text:style-name="P5"><text:bookmark text:name="X-10626105"/>void <text:alphabetical-index-mark-start text:id="IMark5202890568" text:main-entry="true"/>retrieveAll<text:alphabetical-index-mark-end text:id="IMark5202890568"/>(Collection pcs);</text:p>
      <text:p text:style-name="P5">void <text:alphabetical-index-mark-start text:id="IMark5202890568" text:main-entry="true"/>retrieveAll<text:alphabetical-index-mark-end text:id="IMark5202890568"/>(Collection pcs, boolean useFetchPlan);</text:p>
      <text:p text:style-name="P5">void <text:alphabetical-index-mark-start text:id="IMark5202890568" text:main-entry="true"/>retrieveAll<text:alphabetical-index-mark-end text:id="IMark5202890568"/>(Object... pcs);</text:p>
      <text:p text:style-name="P5">void <text:alphabetical-index-mark-start text:id="IMark5202890568" text:main-entry="true"/>retrieveAll<text:alphabetical-index-mark-end text:id="IMark5202890568"/>(boolean useFetchPlan, Object... pcs);</text:p>
      <text:p text:style-name="P1">These methods request the <text:span text:style-name="T1">PersistenceManager</text:span> to load persistent fields into the parameter instances. Subsequent to this call, the application might call <text:alphabetical-index-mark-start text:id="IMark5202890568" text:main-entry="true"/><text:span text:style-name="T1">makeTransient</text:span><text:alphabetical-index-mark-end text:id="IMark5202890568"/> on the parameter instances, and the fields can no longer be touched by the <text:span text:style-name="T1">PersistenceManager</text:span>. The <text:span text:style-name="T1">PersistenceManager</text:span> might also retrieve related instances according to the current fetch plan or a vendor-specific pre-read policy (not specified by JDO). </text:p>
      <text:p text:style-name="P1">If the <text:alphabetical-index-mark-start text:id="IMark5202890568" text:main-entry="true"/>useFetchPlan<text:alphabetical-index-mark-end text:id="IMark5202890568"/> parameter is false, or the method without the useFetchPlan parameter is invoked, all fields must be loaded from the datastore.</text:p>
      <text:p text:style-name="P1">If the useFetchPlan parameter is true, and the fetch plan has not been modified from its default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current fetch group need to be retrieved. A compliant implementation is permitted to retrieve all fields regardless of the setting of this parameter. After the call with the useFetchPlan parameter true, all fields in the current fetch group must have been fetched, but other fields might be fetched lazily by the implementation. </text:p>
      <text:p text:style-name="P1"><text:soft-page-break/>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span text:style-name="T1">retrieveAll</text:span><text:span text:style-name="T1">(Object[] pcs, boolean </text:span><text:span text:style-name="T1">useFetchPlan</text:span><text:span text:style-name="T1">) </text:span>is deprecated in favor of <text:span text:style-name="T1">retrieveAll</text:span><text:span text:style-name="T1">(boolean </text:span><text:span text:style-name="T1">useFetchPlan</text:span><text:span text:style-name="T1">, Object... pcs)</text:span>.</text:p>
      <text:p text:style-name="P1">The JDO <text:span text:style-name="T1">PersistenceManager</text:span>:</text:p>
      <text:p text:style-name="P11">•<text:span text:style-name="T4"><text:tab/></text:span><text:span text:style-name="Assertion">A12.6.1-2 [</text:span>loads persistent values from the datastore into the instance;<text:span text:style-name="Assertion">]</text:span></text:p>
      <text:p text:style-name="P11">•<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11">•<text:span text:style-name="T4"><text:tab/></text:span><text:span text:style-name="Assertion">A12.6.1-5 [</text:span>if the class of the instance implements <text:span text:style-name="T1">LoadCallback</text:span> calls <text:alphabetical-index-mark-start text:id="IMark5202890568" text:main-entry="true"/><text:span text:style-name="T1">jdoPostLoad</text:span><text:alphabetical-index-mark-end text:id="IMark5202890568"/>;<text:span text:style-name="Assertion">]</text:span></text:p>
      <text:p text:style-name="P11">•<text:tab/>calls <text:alphabetical-index-mark-start text:id="IMark5202890568" text:main-entry="true"/><text:span text:style-name="T1">postLoad</text:span><text:alphabetical-index-mark-end text:id="IMark5202890568"/> for all <text:span text:style-name="T1">LifecycleListener</text:span> instances that are registered for load callbacks for the class of the loaded instances.</text:p>
      <text:h text:style-name="P29" text:outline-level="3"><text:alphabetical-index-mark-start text:id="IMark5202890568" text:main-entry="true"/>Transaction factory<text:alphabetical-index-mark-end text:id="IMark5202890568"/> interface</text:h>
      <text:p text:style-name="P5">Transaction <text:alphabetical-index-mark-start text:id="IMark5202890568" text:main-entry="true"/>currentTransaction<text:alphabetical-index-mark-end text:id="IMark5202890568"/>();</text:p>
      <text:p text:style-name="P1"><text:span text:style-name="Assertion">A12.5.2-1 [</text:span>The <text:span text:style-name="T1">currentTransaction</text:span> method returns the <text:span text:style-name="T1">Transaction</text:span> instance associated with the <text:span text:style-name="T1">PersistenceManager</text:span>.<text:span text:style-name="Assertion">]</text:span> <text:span text:style-name="Assertion">A12.5.2-2 [</text:span>The identical <text:span text:style-name="T1">Transaction</text:span> instance will be returned by all <text:span text:style-name="T1">currentTransaction</text:span> calls to the same <text:span text:style-name="T1">PersistenceManager</text:span> until <text:alphabetical-index-mark-start text:id="IMark5202890568" text:main-entry="true"/><text:span text:style-name="T1">close</text:span><text:alphabetical-index-mark-end text:id="IMark5202890568"/>.<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28" text:outline-level="3"><text:alphabetical-index-mark-start text:id="IMark5202890568" text:main-entry="true"/>Query factory<text:alphabetical-index-mark-end text:id="IMark5202890568"/> interface</text:h>
      <text:p text:style-name="P1">The query factory methods are detailed in the Query chapter .</text:p>
      <text:p text:style-name="P5">void <text:alphabetical-index-mark-start text:id="IMark5202890568" text:main-entry="true"/>setIgnoreCache<text:alphabetical-index-mark-end text:id="IMark5202890568"/> (boolean flag);</text:p>
      <text:p text:style-name="P5">boolean <text:alphabetical-index-mark-start text:id="IMark5202890568" text:main-entry="true"/>getIgnoreCache<text:alphabetical-index-mark-end text:id="IMark5202890568"/> ();</text:p>
      <text:p text:style-name="P4">These methods get and set the value of the <text:span text:style-name="T1">IgnoreCache</text:span> option for all <text:span text:style-name="T1">Query</text:span> instances created by this <text:span text:style-name="T1">PersistenceManager</text:span> (see <text:span text:style-name="T1">Query</text:span> options). <text:span text:style-name="Assertion">A12.5.3-1 [</text:span>The PersistenceManager.<text:line-break/>getIgnoreCache method returns the current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PersistenceManager.setIgnoreCache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span text:style-name="T1">Extent</text:span> instances obtained from this <text:span text:style-name="T1">PersistenceManager</text:span>.</text:p>
      <text:p text:style-name="P1">The <text:span text:style-name="T1">IgnoreCache</text:span> option is preserved for query instances constructed from other query instances.</text:p>
      <text:p text:style-name="P2">void <text:alphabetical-index-mark-start text:id="IMark5202890568" text:main-entry="true"/>setDatastoreReadTimeoutMillis<text:alphabetical-index-mark-end text:id="IMark5202890568"/>(Integer milliseconds);</text:p>
      <text:p text:style-name="P2">Integer <text:alphabetical-index-mark-start text:id="IMark5202890568" text:main-entry="true"/>getDatastoreReadTimeoutMillis<text:alphabetical-index-mark-end text:id="IMark5202890568"/>();</text:p>
      <text:p text:style-name="P1">These methods set and get the datastore read timeout value in milliseconds. The value might have been set in the <text:span text:style-name="T1">PersistenceManagerFactory</text:span> via API or properties. Setting the value to <text:soft-page-break/><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2">void <text:alphabetical-index-mark-start text:id="IMark5202890568" text:main-entry="true"/>setDatastoreWriteTimeoutMillis<text:alphabetical-index-mark-end text:id="IMark5202890568"/>(Integer milliseconds);</text:p>
      <text:p text:style-name="P2">Integer <text:alphabetical-index-mark-start text:id="IMark5202890568" text:main-entry="true"/>getDatastoreWriteTimeoutMillis<text:alphabetical-index-mark-end text:id="IMark5202890568"/>();</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28" text:outline-level="3"><text:alphabetical-index-mark-start text:id="IMark5202890568" text:main-entry="true"/>Extent<text:alphabetical-index-mark-end text:id="IMark5202890568"/> Management</text:h>
      <text:p text:style-name="P1">Extents are collections of datastore objects managed by the datastore, not by explicit user operations on collections. Extent capability is a boolean property of persistence capable classes and interfaces. <text:span text:style-name="Assertion">A12.5.4-1 [</text:span>If an instance of a class or interface that has a managed extent is made persistent via reachability, the instance is put into the extent implicitly.<text:span text:style-name="Assertion">]</text:span> If an instance of a class that implements an interface that has a managed extent is made persistent, then that instance is put into the interface’s extent.</text:p>
      <text:p text:style-name="P9">Extent getExtent (Class persistenceCapable, boolean subclasses);</text:p>
      <text:p text:style-name="P9">Extent getExtent (Class persistenceCapable);</text:p>
      <text:p text:style-name="P1"><text:span text:style-name="Assertion">A12.5.4-2, A12.5.4-3 [</text:span>The <text:alphabetical-index-mark-start text:id="IMark5202890568" text:main-entry="true"/><text:span text:style-name="T1">getExtent</text:span><text:alphabetical-index-mark-end text:id="IMark5202890568"/> method returns an <text:span text:style-name="T1">Extent</text:span>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span text:style-name="T1">getExtent</text:span><text:span text:style-name="T1"> (persistenceCapable, true)</text:span>.</text:p>
      <text:p text:style-name="P1"><text:span text:style-name="Assertion">A12.6.4-1 [</text:span>If the metadata does not indicate via the <text:alphabetical-index-mark-start text:id="IMark5202890568"/>requires-extent<text:alphabetical-index-mark-end text:id="IMark5202890568"/> attribute in the class or interface element that an extent is managed for the parameter class or interface, then JDOUserException is thrown.<text:span text:style-name="Assertion">]</text:span> The extent might not include instances of those subclasses for which the metadata indicates that an extent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span text:style-name="T1">Extent</text:span>, and the <text:span text:style-name="T1">Extent</text:span> should be implemented in such a way as to avoid out-of-memory conditions on iteration.</text:p>
      <text:p text:style-name="P1">The primary use for the <text:span text:style-name="T1">Extent</text:span> returned as a result of this method is as a candidate collection parameter to a <text:span text:style-name="T1">Query</text:span> instance. For this usage, the elements in the <text:span text:style-name="T1">Extent</text:span> typically will not be instantiated in the Java VM; it is used only to identify the prospective datastore instances.</text:p>
      <text:p text:style-name="P16"><text:tab/><text:tab/>Extents of interfaces</text:p>
      <text:p text:style-name="P1">If the Class parameter of the getExtent method is an interface, then the interface must be identified in the metadata as having its extent managed. </text:p>
      <text:p text:style-name="P1"><text:bookmark text:name="X-10603244"/></text:p>
      <text:h text:style-name="P28" text:outline-level="3"><text:alphabetical-index-mark-start text:id="IMark5202890568" text:main-entry="true"/>JDO Identity<text:alphabetical-index-mark-end text:id="IMark5202890568"/> management</text:h>
      <text:p text:style-name="P5">Object <text:alphabetical-index-mark-start text:id="IMark5202890568" text:main-entry="true"/>getObjectById<text:alphabetical-index-mark-end text:id="IMark5202890568"/> (Object oid);</text:p>
      <text:p text:style-name="P1"><text:soft-page-break/>The <text:span text:style-name="T1">getObjectById</text:span> method attempts to find an instance in the cache with the specified JDO identity. This method behaves exactly as the method <text:span text:style-name="T1">getObjectById</text:span><text:span text:style-name="T1"> (Object oid, boolean </text:span><text:span text:style-name="T1">validate</text:span><text:span text:style-name="T1">)</text:span> with the <text:alphabetical-index-mark-start text:id="IMark5202890568" text:main-entry="true"/>validate<text:alphabetical-index-mark-end text:id="IMark5202890568"/> flag set to true. </text:p>
      <text:p text:style-name="P5">Object getObjectById (Object oid, boolean validate);</text:p>
      <text:p text:style-name="P1">The <text:span text:style-name="T1">getObjectById</text:span> method attempts to find an instance in the cache with the specified JDO identity. The <text:span text:style-name="T1">oid</text:span> parameter object might have been returned by an earlier call to <text:span text:style-name="T1">getObjectId</text:span> or <text:alphabetical-index-mark-start text:id="IMark5202890568" text:main-entry="true"/><text:span text:style-name="T1">getTransactionalObjectId</text:span><text:alphabetical-index-mark-end text:id="IMark5202890568"/>, or might have been constructed by the application. </text:p>
      <text:p text:style-name="P1"><text:span text:style-name="Assertion">A12.5.6-1 [</text:span>If the <text:span text:style-name="T1">PersistenceManager</text:span>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span text:style-name="T1">validate</text:span> flag is <text:span text:style-name="T1">false, </text:span>the user asserts that the instance exists and the object id represents the exact class of the persistent instance (specifically not an abstract class, a subclass, or an interface):</text:p>
      <text:p text:style-name="P11">•<text:span text:style-name="T4"><text:tab/></text:span><text:span text:style-name="Assertion">A12.6.5-2 [</text:span>If the object id represents an interface or abstract class, <text:span text:style-name="T1">JDOUserException</text:span> is thrown.<text:span text:style-name="Assertion">]</text:span> </text:p>
      <text:p text:style-name="P11">•<text:span text:style-name="T4"><text:tab/></text:span><text:span text:style-name="Assertion">A12.5.6-2 [</text:span>If there is already an instance in the cache with the same JDO identity as the oid parameter, then this method returns it.<text:span text:style-name="Assertion">]</text:span> <text:span text:style-name="Assertion">A12.5.6-3 [</text:span>There is no change made to the state of the returned instance.<text:span text:style-name="Assertion">]</text:span> </text:p>
      <text:p text:style-name="P10">•<text:span text:style-name="T4"><text:tab/></text:span><text:span text:style-name="Assertion">A12.5.6-4 [</text:span>If there is not an instance already in the cache with the same JDO identity as the oid parameter, then this method creates an instance with the specified JDO identity and returns it. </text:p>
      <text:list xml:id="list7045227122674493815" text:style-name="L1">
        <text:list-item>
          <text:list>
            <text:list-item>
              <text:list>
                <text:list-item>
                  <text:list>
                    <text:list-item>
                      <text:list>
                        <text:list-item>
                          <text:p text:style-name="P19">If there is no transaction in progress, the returned instance will be hollow or persistent-nontransactional, at the choice of the implementation.<text:span text:style-name="Assertion">]</text:span></text:p>
                        </text:list-item>
                      </text:list>
                    </text:list-item>
                  </text:list>
                </text:list-item>
              </text:list>
            </text:list-item>
          </text:list>
        </text:list-item>
      </text:list>
      <text:list xml:id="list7877139723523190894" text:style-name="L2">
        <text:list-item>
          <text:list>
            <text:list-item>
              <text:list>
                <text:list-item>
                  <text:list>
                    <text:list-item>
                      <text:list>
                        <text:list-item>
                          <text:p text:style-name="P20"><text:span text:style-name="Assertion">A12.5.6-5 [</text:span>If there is a transaction in progress, the returned instance will be hollow, persistent-nontransactional, or persistent-clean, at the choice of the implementation.<text:span text:style-name="Assertion">]</text:span></text:p>
                        </text:list-item>
                      </text:list>
                    </text:list-item>
                  </text:list>
                </text:list-item>
              </text:list>
            </text:list-item>
          </text:list>
        </text:list-item>
      </text:list>
      <text:p text:style-name="P11">•<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12">•<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5202890568" text:main-entry="true"/>relationship<text:alphabetical-index-mark-end text:id="IMark5202890568"/> is established to this instance, and the instance does not exist when the instance is flushed to the datastore, then the transaction in which the association was made will fail.</text:p>
      <text:p text:style-name="P1">If the <text:span text:style-name="T1">validate</text:span> flag is <text:span text:style-name="T1">true</text:span>: </text:p>
      <text:p text:style-name="P11">•<text:span text:style-name="T4"><text:tab/></text:span><text:span text:style-name="Assertion">A12.5.6-7 [</text:span>If there is already a transactional instance in the cache with the same jdo identity as the oid parameter, then this method returns it. There is no change made to the state of the returned instance.<text:span text:style-name="Assertion">]</text:span> </text:p>
      <text:p text:style-name="P11">•<text:span text:style-name="T4"><text:tab/></text:span><text:span text:style-name="Assertion">A12.5.6-8 [</text:span>If there is an instance already in the cache with the same jdo identity as the oid parameter, the instance is not transactional, and the instance does not exist in the datastore, then a <text:span text:style-name="T1">JDOObjectNotFoundException</text:span> is thrown.<text:span text:style-name="Assertion">]</text:span> </text:p>
      <text:p text:style-name="P11"><text:soft-page-break/>•<text:span text:style-name="T4"><text:tab/></text:span><text:span text:style-name="Assertion">A12.5.6-9 [</text:span>If there is not an instance already in the cache with the same jdo identity as the oid parameter, then this method creates an instance with the specified jdo identity,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list xml:id="list301335194479536946" text:style-name="L3">
        <text:list-item>
          <text:list>
            <text:list-item>
              <text:list>
                <text:list-item>
                  <text:list>
                    <text:list-item>
                      <text:list>
                        <text:list-item>
                          <text:p text:style-name="P22">If there is no transaction in progress, the returned instance will be hollow or persistent-nontransactional, at the choice of the implementation.</text:p>
                        </text:list-item>
                        <text:list-item>
                          <text:p text:style-name="P23">If there is a datastore transaction in progress, the returned instance will be persistent-clean.</text:p>
                        </text:list-item>
                        <text:list-item>
                          <text:p text:style-name="P24"><text:span text:style-name="T13">If there is an optimistic transaction in progress, the returned instance will be persistent-nontransactional.</text:span><text:span text:style-name="Assertion">]</text:span></text:p>
                        </text:list-item>
                      </text:list>
                    </text:list-item>
                  </text:list>
                </text:list-item>
              </text:list>
            </text:list-item>
          </text:list>
        </text:list-item>
      </text:list>
      <text:p text:style-name="P5">Object <text:alphabetical-index-mark-start text:id="IMark5202890568" text:main-entry="true"/>getObjectId<text:alphabetical-index-mark-end text:id="IMark5202890568"/> (Object pc);</text:p>
      <text:p text:style-name="P1"><text:span text:style-name="Assertion">A12.5.6-10 [</text:span>The <text:span text:style-name="T1">getObjectId</text:span> method returns an <text:span text:style-name="T1">ObjectId</text:span> instance that represents the object identity of the specified JDO instance. Test: The method getObjectById returns the exact same object, evaluating to true when == is used.<text:span text:style-name="Assertion">]</text:span>The identity is guaranteed to be unique only in the context of the JDO <text:span text:style-name="T1">PersistenceManager</text:span> that created the identity, and only for two types of JDO Identity: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5202890568" text:main-entry="true"/><text:span text:style-name="T1">getObjectId</text:span><text:alphabetical-index-mark-end text:id="IMark5202890568"/>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span text:style-name="T1">PersistenceManager</text:span>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5202890568" text:main-entry="true"/><text:span text:style-name="T1">getObjectById</text:span><text:alphabetical-index-mark-end text:id="IMark5202890568"/> method can be used between instances of <text:span text:style-name="T1">PersistenceManager</text:span> of different JDO vendors only for instances of persistence capable classes using application-managed (primary key) JDO identity. If it is used for instances of classes using datastore identity, 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2">Object <text:alphabetical-index-mark-start text:id="IMark5202890568" text:main-entry="true"/>getTransactionalObjectId<text:alphabetical-index-mark-end text:id="IMark5202890568"/> (Object pc);</text:p>
      <text:p text:style-name="P1"><text:span text:style-name="Assertion">A12.5.6-15 [</text:span>If the object identity is being changed in the transaction, by the application modifying one or more of the application key fields, then this method returns the current identity in the transaction.] <text:span text:style-name="Assertion">A12.5.6-16 [</text:span>If there is no transaction in progress, or if none of the key fields is being modified, then this method has the same behavior as <text:span text:style-name="T1">getObjectId</text:span>.<text:span text:style-name="Assertion">]</text:span></text:p>
      <text:p text:style-name="P4">To get an instance in a <text:span text:style-name="T1">PersistenceManager</text:span> with the same identity as an instance from a different <text:span text:style-name="T1">PersistenceManager</text:span>, use the following: <text:soft-page-break/><text:span text:style-name="T1">aPersistenceManager.</text:span><text:span text:style-name="T1">getObjectById</text:span><text:span text:style-name="T1">(JDOHelper.</text:span><text:span text:style-name="T1">getObjectId</text:span><text:span text:style-name="T1">(pc), </text:span><text:span text:style-name="T1">validate</text:span><text:span text:style-name="T1">)</text:span>. The validate parameter has a value of true or false depending on your application requirements.</text:p>
      <text:p text:style-name="P16"><text:tab/><text:tab/>Getting Multiple Persistent Instances </text:p>
      <text:p text:style-name="P5"><text:span text:style-name="Assertion"><text:span text:style-name="T2">A12.5.6-17 [</text:span></text:span>Collection <text:alphabetical-index-mark-start text:id="IMark5202890568" text:main-entry="true"/>getObjectsById<text:alphabetical-index-mark-end text:id="IMark5202890568"/> (Collection oids);</text:p>
      <text:p text:style-name="P5">Object[] <text:alphabetical-index-mark-start text:id="IMark5202890568" text:main-entry="true"/>getObjectsById<text:alphabetical-index-mark-end text:id="IMark5202890568"/> (Object... oids);</text:p>
      <text:p text:style-name="P5">Collection <text:alphabetical-index-mark-start text:id="IMark5202890568" text:main-entry="true"/>getObjectsById<text:alphabetical-index-mark-end text:id="IMark5202890568"/> (Collection oids, boolean validate);</text:p>
      <text:p text:style-name="P5">Object[] <text:alphabetical-index-mark-start text:id="IMark5202890568" text:main-entry="true"/>getObjectsById<text:alphabetical-index-mark-end text:id="IMark5202890568"/> (boolean validate, Object... oids);</text:p>
      <text:p text:style-name="P1">The <text:alphabetical-index-mark-start text:id="IMark5202890568" text:main-entry="true"/><text:span text:style-name="T1">getObjectsById</text:span><text:alphabetical-index-mark-end text:id="IMark5202890568"/> method attempts to find instances in the cache with the specified JDO identities. The elements of the <text:span text:style-name="T1">oids</text:span> parameter object might have been returned by earlier calls to <text:span text:style-name="T1">getObjectId</text:span> or <text:span text:style-name="T1">getTransactionalObjectId</text:span>, or might have been constructed by the application. </text:p>
      <text:p text:style-name="P1">If a method with no <text:span text:style-name="T1">validate</text:span> parameter is used, the method behaves exactly as the corresponding method with the <text:span text:style-name="T1">validate</text:span>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5202890568" text:main-entry="true"/><text:span text:style-name="T1">getObjectsById</text:span><text:alphabetical-index-mark-end text:id="IMark5202890568"/><text:span text:style-name="T1"> (Object[] oids, boolean </text:span><text:span text:style-name="T1">validate</text:span><text:span text:style-name="T1">) </text:span>is deprecated in favor of <text:alphabetical-index-mark-start text:id="IMark5203209104" text:main-entry="true"/><text:span text:style-name="T1">getObjectsById</text:span><text:alphabetical-index-mark-end text:id="IMark5203209104"/><text:span text:style-name="T1"> (boolean </text:span><text:span text:style-name="T1">validate</text:span><text:span text:style-name="T1">, Object... oids)</text:span>.</text:p>
      <text:p text:style-name="P16"><text:tab/><text:tab/>Getting an Object by Class and Key</text:p>
      <text:p text:style-name="P5"><text:span text:style-name="Assertion"><text:span text:style-name="T2">A12.5.6-18 [</text:span></text:span>&lt;T&gt; T <text:alphabetical-index-mark-start text:id="IMark5203209104" text:main-entry="true"/>getObjectById<text:alphabetical-index-mark-end text:id="IMark5203209104"/> (Class&lt;T&gt; cls, Object key);</text:p>
      <text:p text:style-name="P1">The <text:span text:style-name="T1">getObjectById</text:span> method attempts to find an instance in the cache with the derived JDO identity.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5">pm.getObjectById (pm.newObjectIdInstance (cls, key), true). </text:p>
      <text:h text:style-name="P28" text:outline-level="3">Persistent instance factory</text:h>
      <text:p text:style-name="P1">The following method is used to create an instance of a persistence-capable interface, or of a concrete or abstract class.</text:p>
      <text:p text:style-name="P5">&lt;T&gt; T <text:alphabetical-index-mark-start text:id="IMark5203209104" text:main-entry="true"/>newInstance<text:alphabetical-index-mark-end text:id="IMark5203209104"/>(Class&lt;T&gt; persistenceCapable);</text:p>
      <text:p text:style-name="P1"><text:span text:style-name="Assertion">A12.6.6-1 [</text:span>The parameter must be one of the following:</text:p>
      <text:p text:style-name="P11">•<text:tab/>an abstract class that is declared in the metadata as persistence-capable, in which all abstract methods are persistent properties, or </text:p>
      <text:p text:style-name="P11">•<text:tab/>an interface that is declared in the metadata as persistence-capable, in which all methods are persistent properties, or</text:p>
      <text:p text:style-name="P11">•<text:tab/>a concrete class that is declared in the metadata as persistence-capable. In this case, the concrete class must declare a public no-args constructor.</text:p>
      <text:p text:style-name="P1"><text:soft-page-break/>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newInstance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newInstance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newInstance method that created it.<text:span text:style-name="Assertion">]</text:span></text:p>
      <text:h text:style-name="P28"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current state.<text:span text:style-name="Assertion">]</text:span></text:p>
      <text:p text:style-name="P16"><text:bookmark text:name="X-10621542"/><text:tab/><text:tab/><text:alphabetical-index-mark-start text:id="IMark5203209104" text:main-entry="true"/>Make instances persistent<text:alphabetical-index-mark-end text:id="IMark5203209104"/></text:p>
      <text:p text:style-name="P5">&lt;T&gt; T <text:alphabetical-index-mark-start text:id="IMark5203209104" text:main-entry="true"/>makePersistent<text:alphabetical-index-mark-end text:id="IMark5203209104"/> (T pc);</text:p>
      <text:p text:style-name="P5">&lt;T&gt; T[] <text:alphabetical-index-mark-start text:id="IMark5203209104" text:main-entry="true"/>makePersistentAll<text:alphabetical-index-mark-end text:id="IMark5203209104"/> (T... pcs);</text:p>
      <text:p text:style-name="P5">&lt;T&gt; T <text:alphabetical-index-mark-start text:id="IMark5203209104" text:main-entry="true"/>makePersistentAll<text:alphabetical-index-mark-end text:id="IMark5203209104"/>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span text:style-name="T1">isDirty</text:span>).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5203209104" text:main-entry="true"/><text:span text:style-name="T1">CopyOnAttach</text:span><text:alphabetical-index-mark-end text:id="IMark5203209104"/> property <text:span text:style-name="T1">true</text:span>, they locate or create a persistent instance with the same JDO identity as the detached instance, and merge the persistent state of the detached instance into the persistent instance. Only the state of persistent fields is merged. If non-persistent state needs to be copied, the application should use the <text:alphabetical-index-mark-start text:id="IMark5202890568" text:main-entry="true"/>jdoPostAttach<text:alphabetical-index-mark-end text:id="IMark5202890568"/> callback or the <text:alphabetical-index-mark-start text:id="IMark5203208528" text:main-entry="true"/>postAttach<text:alphabetical-index-mark-end text:id="IMark5203208528"/> lifecycle event listener. Any references to the detached instances from instances in the closure of the parameter instances are modified to refer to the corresponding persistent instance instead of to the detached instance. If the <text:span text:style-name="T1">CopyOnAttach</text:span>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ext:soft-page-break/>the corresponding instance dirty. <text:span text:style-name="Assertion">A12.6.8-28 [</text:span>If it cannot determine if changes were made, then it must mark the instance dirty.<text:span text:style-name="Assertion">]</text:span></text:p>
      <text:p text:style-name="P1">No consistency checking is done during <text:span text:style-name="T1">makePersistent</text:span> of detached instances. If consistency checking is required by the application, then <text:alphabetical-index-mark-start text:id="IMark5203208528" text:main-entry="true"/>flush<text:alphabetical-index-mark-end text:id="IMark5203208528"/> or <text:alphabetical-index-mark-start text:id="IMark5202890568" text:main-entry="true"/>checkConsistency<text:alphabetical-index-mark-end text:id="IMark5202890568"/> should be called after attaching the instances.</text:p>
      <text:p text:style-name="P1"><text:span text:style-name="Assertion">A12.5.7-7 [</text:span>These methods have no effect on parameter persistent instances already managed by this <text:span text:style-name="T1">PersistenceManager</text:span>.<text:span text:style-name="Assertion">]</text:span> <text:span text:style-name="Assertion">A12.5.7-8 [</text:span>They will throw a <text:span text:style-name="T1">JDOUserException</text:span> if the parameter instance is managed by a different <text:span text:style-name="T1">PersistenceManager</text:span>.<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span text:style-name="T1">CopyOnAttach</text:span><text:span text:style-name="T1"> true</text:span>, the return value for detached instances is the persistent instance corresponding to the detached instance; with <text:span text:style-name="T1">CopyOnAttach</text:span><text:span text:style-name="T1"> false</text:span>, the return value for detached instances is the instance itself.</text:p>
      <text:p text:style-name="P1">The return values for <text:span text:style-name="T1">makePersistentAll</text:span> methods correspond by position to the parameter instances.</text:p>
      <text:p text:style-name="P16"><text:bookmark text:name="X-101917600"/><text:tab/><text:tab/><text:alphabetical-index-mark-start text:id="IMark5202890568" text:main-entry="true"/>Delete persistent instances<text:alphabetical-index-mark-end text:id="IMark5202890568"/></text:p>
      <text:p text:style-name="P5">void <text:alphabetical-index-mark-start text:id="IMark5202890568" text:main-entry="true"/>deletePersistent<text:alphabetical-index-mark-end text:id="IMark5202890568"/> (Object pc);</text:p>
      <text:p text:style-name="P5">void <text:alphabetical-index-mark-start text:id="IMark5202890568" text:main-entry="true"/>deletePersistentAll<text:alphabetical-index-mark-end text:id="IMark5202890568"/> (Object... pcs);</text:p>
      <text:p text:style-name="P5">void <text:alphabetical-index-mark-start text:id="IMark5202890568" text:main-entry="true"/>deletePersistentAll<text:alphabetical-index-mark-end text:id="IMark5202890568"/> (Collection pcs);</text:p>
      <text:p text:style-name="P1"><text:span text:style-name="Assertion">A12.5.7-9 [</text:span>These methods delete persistent instances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span text:style-name="T1">evict</text:span>).<text:span text:style-name="Assertion">]</text:span></text:p>
      <text:p text:style-name="P1">Note that this behavior is not exactly the inverse of <text:span text:style-name="T1">makePersistent</text:span>, due to the transitive nature of <text:span text:style-name="T1">makePersistent</text:span>.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Relationship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deletePersistent() is a detached instance, the method applies to the associated persistent instance. Similarly, if any of the parameter instances of deletePersistentAll()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oft-page-break/><text:span text:style-name="Assertion">A12.5.7-11 [</text:span>These methods will throw a <text:span text:style-name="T1">JDOUserException</text:span> if the parameter instance is managed by a different <text:span text:style-name="T1">PersistenceManager</text:span><text:span text:style-name="Assertion">]</text:span>. <text:span text:style-name="Assertion">A12.5.7-12 [</text:span>These methods will throw a <text:span text:style-name="T1">JDOUserException</text:span> if the parameter instance is transient.<text:span text:style-name="Assertion">]</text:span></text:p>
      <text:p text:style-name="P16"><text:bookmark text:name="X-101239265"/><text:tab/><text:tab/><text:alphabetical-index-mark-start text:id="IMark5202890568" text:main-entry="true"/>Make instances transient <text:alphabetical-index-mark-end text:id="IMark5202890568"/></text:p>
      <text:p text:style-name="P2">void <text:alphabetical-index-mark-start text:id="IMark5202890568" text:main-entry="true"/>makeTransient<text:alphabetical-index-mark-end text:id="IMark5202890568"/> (Object pc);</text:p>
      <text:p text:style-name="P2">void <text:alphabetical-index-mark-start text:id="IMark5202890568" text:main-entry="true"/>makeTransientAll<text:alphabetical-index-mark-end text:id="IMark5202890568"/> (Object... pcs);</text:p>
      <text:p text:style-name="P2">void <text:alphabetical-index-mark-start text:id="IMark5202890568" text:main-entry="true"/>makeTransientAll<text:alphabetical-index-mark-end text:id="IMark5202890568"/> (Collection pcs);</text:p>
      <text:p text:style-name="P1"><text:span text:style-name="Assertion">A12.5.7-13 [</text:span>These methods make persistent instances transient, so they are no longer associated with the <text:span text:style-name="T1">PersistenceManager</text:span> instance. They do not affect the persistent state in the datastore.<text:span text:style-name="Assertion">]</text:span> They can be used as part of a sequence of operations to move a persistent instance to another <text:span text:style-name="T1">PersistenceManager</text:span>. <text:span text:style-name="Assertion">A12.5.7-14 [</text:span>The instance transitions to transient, and it loses its JDO identity.<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5">void <text:alphabetical-index-mark-start text:id="IMark5202890568" text:main-entry="true"/>makeTransient<text:alphabetical-index-mark-end text:id="IMark5202890568"/> (Object pc, boolean useFetchPlan);</text:p>
      <text:p text:style-name="P5">void <text:alphabetical-index-mark-start text:id="IMark5202890568" text:main-entry="true"/>makeTransientAll<text:alphabetical-index-mark-end text:id="IMark5202890568"/> (boolean useFetchPlan, Object... pcs);</text:p>
      <text:p text:style-name="P5">void <text:alphabetical-index-mark-start text:id="IMark5202890568" text:main-entry="true"/>makeTransientAll<text:alphabetical-index-mark-end text:id="IMark5202890568"/> (Collection pcs, boolean useFetchPlan);</text:p>
      <text:p text:style-name="P1">If the <text:alphabetical-index-mark-start text:id="IMark5202890568" text:main-entry="true"/>useFetchPlan<text:alphabetical-index-mark-end text:id="IMark5202890568"/> parameter is false, these methods behave exactly as the corresponding makeTransient methods.</text:p>
      <text:p text:style-name="P1">If the useFetchPlan parameter is true, the current FetchPlan, including <text:alphabetical-index-mark-start text:id="IMark5202890568" text:main-entry="true"/>MaxFetchDepth<text:alphabetical-index-mark-end text:id="IMark5202890568"/>,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span text:style-name="T1">makeTransientAll</text:span><text:span text:style-name="T1"> (Object[] pcs, boolean </text:span><text:span text:style-name="T1">useFetchPlan</text:span><text:span text:style-name="T1">)</text:span> is deprecated in favor of <text:span text:style-name="T1">makeTransientAll</text:span><text:span text:style-name="T1"> (boolean </text:span><text:span text:style-name="T1">useFetchPlan</text:span><text:span text:style-name="T1">, Object... pcs)</text:span>.</text:p>
      <text:p text:style-name="P16"><text:bookmark text:name="X-10621545"/><text:tab/><text:tab/><text:alphabetical-index-mark-start text:id="IMark5202890568" text:main-entry="true"/>Make instances transactional<text:alphabetical-index-mark-end text:id="IMark5202890568"/></text:p>
      <text:p text:style-name="P5">void <text:alphabetical-index-mark-start text:id="IMark5202890568" text:main-entry="true"/>makeTransactional<text:alphabetical-index-mark-end text:id="IMark5202890568"/> (Object pc);</text:p>
      <text:p text:style-name="P5">void <text:alphabetical-index-mark-start text:id="IMark5202890568" text:main-entry="true"/>makeTransactionalAll<text:alphabetical-index-mark-end text:id="IMark5202890568"/> (Object... pcs);</text:p>
      <text:p text:style-name="P5">void <text:alphabetical-index-mark-start text:id="IMark5202890568" text:main-entry="true"/>makeTransactionalAll<text:alphabetical-index-mark-end text:id="IMark5202890568"/>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text:soft-page-break/>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span text:style-name="T1">makeTransactional</text:span> if the call was made within the current transaction<text:span text:style-name="Assertion">]</text:span>; or <text:span text:style-name="Assertion">A12.5.7-23 [</text:span>the beginning of the transaction, if the call was made prior to the beginning of the current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p text:style-name="P16"><text:bookmark text:name="X-101390511"/><text:tab/><text:tab/><text:alphabetical-index-mark-start text:id="IMark5202890568" text:main-entry="true"/>Make instances nontransactional<text:alphabetical-index-mark-end text:id="IMark5202890568"/></text:p>
      <text:p text:style-name="P2">void <text:alphabetical-index-mark-start text:id="IMark5202890568" text:main-entry="true"/>makeNontransactional<text:alphabetical-index-mark-end text:id="IMark5202890568"/> (Object pc);</text:p>
      <text:p text:style-name="P2">void <text:alphabetical-index-mark-start text:id="IMark5202890568" text:main-entry="true"/>makeNontransactionalAll<text:alphabetical-index-mark-end text:id="IMark5202890568"/> (Object[] pcs);</text:p>
      <text:p text:style-name="P2">void <text:alphabetical-index-mark-start text:id="IMark5202890568" text:main-entry="true"/>makeNontransactionalAll<text:alphabetical-index-mark-end text:id="IMark5202890568"/>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28"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PersistenceManager, and commit the changes.</text:p>
      <text:p text:style-name="P1">There are three ways to cause the creation of detached instances: </text:p>
      <text:p text:style-name="P11">•<text:tab/>explicitly via methods defined on <text:span text:style-name="T1">PersistenceManager</text:span>; </text:p>
      <text:p text:style-name="P11">•<text:tab/>implicitly by committing the transaction while the <text:alphabetical-index-mark-start text:id="IMark5202890568" text:main-entry="true"/><text:span text:style-name="T1">DetachAllOnCommit</text:span><text:alphabetical-index-mark-end text:id="IMark5202890568"/> flag is true; </text:p>
      <text:p text:style-name="P11">•<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span text:style-name="T1">makePersistent</text:span> method.</text:p>
      <text:p text:style-name="P16"><text:tab/><text:tab/>Committing the transaction with <text:alphabetical-index-mark-start text:id="IMark5202890568" text:main-entry="true"/>DetachAllOnCommit<text:alphabetical-index-mark-end text:id="IMark5202890568"/></text:p>
      <text:p text:style-name="P5"><text:bookmark text:name="X-102018355"/>boolean <text:alphabetical-index-mark-start text:id="IMark5202890568" text:main-entry="true"/>get<text:alphabetical-index-mark-start text:id="IMark5203208528" text:main-entry="true"/>DetachAllOnCommit<text:alphabetical-index-mark-end text:id="IMark5203208528"/><text:alphabetical-index-mark-end text:id="IMark5202890568"/>();</text:p>
      <text:p text:style-name="P1">The value of the <text:alphabetical-index-mark-start text:id="IMark5202890568" text:main-entry="true"/>DetachAllOnCommit<text:alphabetical-index-mark-end text:id="IMark5202890568"/> flag is returned.</text:p>
      <text:p text:style-name="P5"><text:soft-page-break/>void <text:alphabetical-index-mark-start text:id="IMark5202890568" text:main-entry="true"/>setDetachAllOnCommit<text:alphabetical-index-mark-end text:id="IMark5202890568"/>(boolean flag);</text:p>
      <text:p text:style-name="P1">The value of the DetachAllOnCommit flag is set to the parameter value. The flag takes effect during the next commit after being called. <text:span text:style-name="Assertion">A12.6.8-31 [</text:span>This method is allowed at any time except during transaction completion (beforeCompletion and afterCompletion).<text:span text:style-name="Assertion">]</text:span></text:p>
      <text:p text:style-name="P4">In JDO 1.0, the behavior of persistent instances after closing the associated PersistenceManager is undefined. JDO 2 defines a new property called DetachAllOnCommit.</text:p>
      <text:p text:style-name="P4"><text:span text:style-name="Assertion">A12.6.8-1 [</text:span><text:span text:style-name="T7">PersistenceManager</text:span><text:span text:style-name="T7">.</text:span><text:span text:style-name="T7">set</text:span><text:span text:style-name="T7">DetachAllOnCommit</text:span><text:span text:style-name="T7">(boolean </text:span><text:span text:style-name="T7">DetachAllOnCommit</text:span><text:span text:style-name="T7">)</text:span><text:span text:style-name="T6"> sets the </text:span><text:span text:style-name="T6">DetachAllOnCommit</text:span><text:span text:style-name="T6"> property</text:span><text:span text:style-name="Assertion"><text:span text:style-name="T10">]</text:span></text:span><text:span text:style-name="T10">.</text:span><text:span text:style-name="T5"> </text:span><text:span text:style-name="Assertion">A12.6.8-2 [<text:line-break/></text:span><text:span text:style-name="T7">PersistenceManager</text:span><text:span text:style-name="T7">.</text:span><text:span text:style-name="T7">get</text:span><text:span text:style-name="T7">DetachAllOnCommit</text:span><text:span text:style-name="T7">()</text:span><text:span text:style-name="T6"> gets the value for the </text:span><text:span text:style-name="T6">DetachAllOnCommit</text:span><text:span text:style-name="T6"> property</text:span><text:span text:style-name="Assertion"><text:span text:style-name="T10">]</text:span></text:span><text:span text:style-name="T5">.</text:span></text:p>
      <text:p text:style-name="P4"><text:span text:style-name="T5">With this flag set to </text:span><text:span text:style-name="T8">false</text:span><text:span text:style-name="T5">,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6"><text:tab/><text:tab/>Attaching Detached Instances with <text:alphabetical-index-mark-start text:id="IMark5202890568" text:main-entry="true"/>CopyOnAttach<text:alphabetical-index-mark-end text:id="IMark5202890568"/></text:p>
      <text:p text:style-name="P5">boolean <text:alphabetical-index-mark-start text:id="IMark5202890568" text:main-entry="true"/>getCopyOnAttach<text:alphabetical-index-mark-end text:id="IMark5202890568"/>();</text:p>
      <text:p text:style-name="P1">The value of the <text:alphabetical-index-mark-start text:id="IMark5202890568" text:main-entry="true"/><text:span text:style-name="T1">CopyOnAttach</text:span><text:alphabetical-index-mark-end text:id="IMark5202890568"/> flag is returned.</text:p>
      <text:p text:style-name="P5">void setCopyOnAttach(boolean flag);</text:p>
      <text:p text:style-name="P1">The value of the <text:span text:style-name="T1">CopyOnAttach</text:span> flag is set to the parameter value. The flag takes effect during the next <text:span text:style-name="T1">makePersistent</text:span> method.</text:p>
      <text:p text:style-name="P1">In JDO 2.0, <text:span text:style-name="T1">makePersistent</text:span> resulted in a deep copy of the parameter detached instances. The detached instances themselves never made a state transition. With JDO 2.1, this behavior is the same if the <text:span text:style-name="T1">CopyOnAttach</text:span> flag is <text:span text:style-name="T1">true</text:span>. But with <text:span text:style-name="T1">CopyOnAttach</text:span> flag set to <text:span text:style-name="T1">false</text:span>, detached instances transition from detached to persistent. This change potentially improves usability and performance:</text:p>
      <text:p text:style-name="P11">•<text:tab/>The overhead of making a copy of the detached instance is removed;</text:p>
      <text:p text:style-name="P11">•<text:tab/>Transient state of detached instances is preserved, without requiring implementation of a <text:alphabetical-index-mark-start text:id="IMark5202890568" text:main-entry="true"/><text:span text:style-name="T1">JDOPostAttach</text:span><text:alphabetical-index-mark-end text:id="IMark5202890568"/> callback or <text:alphabetical-index-mark-start text:id="IMark5203208528" text:main-entry="true"/><text:span text:style-name="T1">postAttach</text:span><text:alphabetical-index-mark-end text:id="IMark5203208528"/> lifecycle listener;</text:p>
      <text:p text:style-name="P11">•<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span text:style-name="T1">CopyOnAttach</text:span><text:span text:style-name="T1"> true</text:span>, the application would need to replace the detached instance each time a request came in. But with <text:span text:style-name="T1">CopyOnAttach</text:span><text:span text:style-name="T1"> false</text:span>, the application can simply use the detached instance directly, needing only to call <text:span text:style-name="T1">makePersistent</text:span> on the detached instances when a new persistence manager is obtained, and setting <text:span text:style-name="T1">DetachAllOnCommit</text:span> to <text:span text:style-name="T1">true</text:span>. </text:p>
      <text:p text:style-name="P1"><text:soft-page-break/>Note that for backward compatibility, the user must explicitly set <text:span text:style-name="T1">CopyOnAttach</text:span> to <text:span text:style-name="T1">false</text:span> to obtain the new behavior. This can be done either in the persistence manager or in the persistence manager factory.</text:p>
      <text:p text:style-name="P16"><text:bookmark text:name="X-101871245"/><text:tab/><text:tab/>Serializing Persistent Instances</text:p>
      <text:p text:style-name="P1">The JDO 1.0 specification requires that serialized instances be made ready for <text:alphabetical-index-mark-start text:id="IMark5203208528" text:main-entry="true"/>serialization<text:alphabetical-index-mark-end text:id="IMark5203208528"/>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6"><text:tab/><text:tab/>Explicit detach</text:p>
      <text:p text:style-name="P5">&lt;T&gt; T <text:alphabetical-index-mark-start text:id="IMark5203208528" text:main-entry="true"/>detachCopy<text:alphabetical-index-mark-end text:id="IMark5203208528"/>(T pc);</text:p>
      <text:p text:style-name="P5">&lt;T&gt; Collection&lt;T&gt; <text:alphabetical-index-mark-start text:id="IMark5203208528" text:main-entry="true"/>detachCopyAll<text:alphabetical-index-mark-end text:id="IMark5203208528"/>(Collection&lt;T&gt; pcs);</text:p>
      <text:p text:style-name="P5">&lt;T&gt; T[] <text:alphabetical-index-mark-start text:id="IMark5203208528" text:main-entry="true"/>detachCopyAll<text:alphabetical-index-mark-end text:id="IMark5203208528"/>(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5203208528" text:main-entry="true"/><text:span text:style-name="T1">jdoPreDetach</text:span><text:alphabetical-index-mark-end text:id="IMark5203208528"/> callback or the <text:alphabetical-index-mark-start text:id="IMark5202890568" text:main-entry="true"/><text:span text:style-name="T1">preDetach</text:span><text:alphabetical-index-mark-end text:id="IMark5202890568"/> lifecycle event listener.</text:p>
      <text:p text:style-name="P1"><text:span text:style-name="Assertion">A12.6.8-10 [</text:span>If a <text:span text:style-name="T1">detachCopy</text:span>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span text:style-name="T1">detachCopy</text:span>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4"><text:span text:style-name="Assertion">A12.6.8-12 [</text:span>If a <text:span text:style-name="T1">detachCopy</text:span>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current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5202890568" text:main-entry="true"/>flush<text:alphabetical-index-mark-end text:id="IMark5202890568"/> is performed is assumed to commit; if the transaction rolls back, then the detached instances become invalid (they no longer refer to the correct version of the datastore instances). This situation will be detected at the subsequent attempt to commit or flush a transaction after attaching the detached instances.</text:p>
      <text:p text:style-name="P1"><text:soft-page-break/><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5202890568" text:main-entry="true"/>FetchPlan<text:alphabetical-index-mark-end text:id="IMark5202890568"/> in effect in the <text:span text:style-name="T1">PersistenceManager</text:span> at the time of detachment determines the fields to be fetched in the closure of the persistent instances. If the <text:alphabetical-index-mark-start text:id="IMark5203208528" text:main-entry="true"/>default fetch plan<text:alphabetical-index-mark-end text:id="IMark5203208528"/> is active, instances are detached in their current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FetchPlan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span text:style-name="T1">detachCopyAll</text:span>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1">There might or might not be a transaction active when the <text:span text:style-name="T1">detachCopy</text:span> method is called.</text:p>
      <text:p text:style-name="P16"><text:tab/><text:tab/>Behavior of Detached Instances</text:p>
      <text:p text:style-name="P4"><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5203208528" text:main-entry="true"/><text:span text:style-name="T1">getObjectId</text:span><text:alphabetical-index-mark-end text:id="IMark5203208528"/><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span text:style-name="T1">makePersistent</text:span> method with the detached instance as parameter.</text:p>
      <text:p text:style-name="P14"><text:soft-page-break/><draw:frame draw:style-name="fr1" draw:name="7" text:anchor-type="as-char" svg:width="7.091cm" svg:height="0.342cm" draw:z-index="3"><draw:image xlink:href="Pictures/2000000900000FB5000000C9DF37253B.wmf" xlink:type="simple" xlink:show="embed" xlink:actuate="onLoad"/></draw:frame></text:p>
      <text:h text:style-name="P26"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PersistenceManager and, independently, with a Query and with an Extent.</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5203208528" text:main-entry="true"/>fetch groups<text:alphabetical-index-mark-end text:id="IMark5203208528"/>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5203208528" text:main-entry="true"/>default fetch plan<text:alphabetical-index-mark-end text:id="IMark5203208528"/> contains exactly one fetch group, "default". It has a fetch size of 0, and detachment option DETACH_LOAD_FIELDS. The default fetch plan is in effect when the PersistenceManager is first acquired from the PersistenceManagerFactory.</text:p>
      <text:p text:style-name="P1">With the default fetch plan in effect, the behavior of JDO 2 is very similar to the behavior of JDO 1. That is, when instances are loaded into memory in response to queries or navigation, fields in the <text:alphabetical-index-mark-start text:id="IMark5203208528" text:main-entry="true"/>default fetch group<text:alphabetical-index-mark-end text:id="IMark5203208528"/> are loaded, and the <text:alphabetical-index-mark-start text:id="IMark5202890568" text:main-entry="true"/>jdoPostLoad<text:alphabetical-index-mark-end text:id="IMark5202890568"/>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basic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fetch groups is to restrict the fields loaded for an instance to the primitive values and avoid loading related instances for queries. For more control over the default behavior, the “default” fetch group can simply be redefined for specific classes. For example, a String field that contains a typically large document can be defined as not part of the default fetch group, and the field will be loaded only when accessed by the application. Similarly, an Order field associated with OrderLine might be defined as part of the default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28" text:outline-level="3"><text:soft-page-break/><text:alphabetical-index-mark-start text:id="IMark5202890568" text:main-entry="true"/>Fetch Groups<text:alphabetical-index-mark-end text:id="IMark5202890568"/></text:h>
      <text:p text:style-name="P1">Fetch groups are used to identify the list of fields and their associated field recursion-depth for each class for which the fetch plan is applied. </text:p>
      <text:p text:style-name="P1">Fetch groups are identified by name and apply to one or more classes. Names have global scope so the same fetch group name can be used for any number of classes. This makes it possible to specify fetch groups per <text:span text:style-name="T1">PersistenceManager</text:span> instead of per extent. This greatly simplifies the use of fetch groups in an application.</text:p>
      <text:p text:style-name="P1">The <text:alphabetical-index-mark-start text:id="IMark5202890568" text:main-entry="true"/>default fetch group<text:alphabetical-index-mark-end text:id="IMark5202890568"/> (named "<text:span text:style-name="T1">default</text:span>") for each class is created by the JDO implementation according to the rules in the JDO 1.0.1 specification. That is, it includes all fields that by default belong to the default fetch group (i.e. single-valued fields), and causes the <text:alphabetical-index-mark-start text:id="IMark5203208528" text:main-entry="true"/><text:span text:style-name="T1">jdoPostLoad</text:span><text:alphabetical-index-mark-end text:id="IMark5203208528"/> method to be called the first time fields are loaded. The default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default fetch plan is active for a PersistenceManager, the behavior of several APIs changes:</text:p>
      <text:p text:style-name="P12">•<text:tab/>For <text:alphabetical-index-mark-start text:id="IMark5203208528" text:main-entry="true"/><text:span text:style-name="T1">detachCopy</text:span><text:alphabetical-index-mark-end text:id="IMark5203208528"/> the JDO implementation must ensure that the graph specified by the active fetch groups is copied, based on the <text:span text:style-name="T1">DETACH_LOAD_FIELDS</text:span> and <text:span text:style-name="T1">DETACH_UNLOAD_FIELDS</text:span> flags. </text:p>
      <text:p text:style-name="P11">•<text:tab/>For <text:alphabetical-index-mark-start text:id="IMark5203208528" text:main-entry="true"/><text:span text:style-name="T1">refresh</text:span><text:alphabetical-index-mark-end text:id="IMark5203208528"/><text:span text:style-name="T1">,</text:span> after clearing fields in the instances, the JDO implementation uses the fetch plan to determine which fields to load from the datastore. </text:p>
      <text:p text:style-name="P11">•<text:tab/>For <text:alphabetical-index-mark-start text:id="IMark5203208528" text:main-entry="true"/><text:span text:style-name="T1">retrieve</text:span><text:alphabetical-index-mark-end text:id="IMark5203208528"/> with <text:alphabetical-index-mark-start text:id="IMark5202890568" text:main-entry="true"/><text:span text:style-name="T1">useFetchPlan</text:span><text:alphabetical-index-mark-end text:id="IMark5202890568"/>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11">•<text:tab/>When executing a query the JDO implementation loads the fields as specified in the fetch plan associated with the <text:span text:style-name="T1">Query</text:span> instance.</text:p>
      <text:p text:style-name="P11">•<text:tab/>When the application dereferences an unloaded field, the JDO implementation uses the current fetch plan and the load-fetch-group of the field to create the fetch strategy for the field. The specific behavior depends on whether the unloaded field is a relation to another persistence-capable class.</text:p>
      <text:p text:style-name="P15">• <text:s/>for non-relation fields, the current fetch plan is applied to the field’s owning instance, and the fields in the field’s load-fetch-group, plus the field itself are added to the list of fields.</text:p>
      <text:p text:style-name="P15">• <text:s/>for relation fields, the fields in the owning instance are fetched as immediately above, and additionally the instances referred by the field are loaded using the current fetch plan plus the field’s load-fetch-group.</text:p>
      <text:p text:style-name="P5"><text:span text:style-name="Assertion"><text:span text:style-name="T2">A12.7-3 [</text:span></text:span><text:alphabetical-index-mark-start text:id="IMark5202890568" text:main-entry="true"/>FetchPlan<text:alphabetical-index-mark-end text:id="IMark5202890568"/> <text:alphabetical-index-mark-start text:id="IMark5203208528" text:main-entry="true"/>getFetchPlan<text:alphabetical-index-mark-end text:id="IMark5203208528"/>();</text:p>
      <text:p text:style-name="P1">This method retrieves the fetch plan associated with the <text:span text:style-name="T1">PersistenceManager</text:span>. It always returns the identical instance for the same PersistenceManager.<text:span text:style-name="Assertion">]</text:span> </text:p>
      <text:p text:style-name="P1">FetchGroups may be defined statically (in metadata) or dynamically (while the program is running). </text:p>
      <text:h text:style-name="P28" text:outline-level="3"><text:soft-page-break/><text:alphabetical-index-mark-start text:id="IMark5203208528" text:main-entry="true"/>MaxFetchDepth<text:alphabetical-index-mark-end text:id="IMark5203208528"/></text:h>
      <text:p text:style-name="P1">When <text:alphabetical-index-mark-start text:id="IMark5203208528" text:main-entry="true"/>relationship<text:alphabetical-index-mark-end text:id="IMark5203208528"/> fields are included in the active fetch plan, it may be possible to retrieve the entire contents of the datastore, which might not be the desired effect. To avoid this behavior, and to allow the application to control the amount of data retrieved from the datastore, the MaxFetchDepth property of the fetch plan is used. The MaxFetchDepth is the depth of references (fields of relationship types) to instantiate, starting with the root instances. </text:p>
      <text:p text:style-name="P1">Setting MaxFetchDepth to 1 limits the instances retrieved to the root instances and instances directly reachable from the root instances through a field in the fetch plan for the root class(es). Setting MaxFetchDepth to 0 has no meaning, and JDOUserException will be thrown. Setting MaxFetchDepth to -1 does not limit the instances retrieved via relationship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MaxFetchDepth set to 1, the Departments referenced by Employees returned from the query are instantiated, but the Company field is not instantiated. With the MaxFetchDepth set to 2, Departments and their corresponding Companys are instantiated for the Employee instances returned by the query.</text:p>
      <text:h text:style-name="P28" text:outline-level="3">Root instances</text:h>
      <text:p text:style-name="P1">Root instances are parameter instances for <text:alphabetical-index-mark-start text:id="IMark5203208528" text:main-entry="true"/><text:span text:style-name="T1">retrieve</text:span><text:alphabetical-index-mark-end text:id="IMark5203208528"/>, <text:alphabetical-index-mark-start text:id="IMark5202890568" text:main-entry="true"/><text:span text:style-name="T1">detachCopy</text:span><text:alphabetical-index-mark-end text:id="IMark5202890568"/>, and <text:alphabetical-index-mark-start text:id="IMark5203209104" text:main-entry="true"/><text:span text:style-name="T1">refresh</text:span><text:alphabetical-index-mark-end text:id="IMark5203209104"/>; and result instances for queries. Root instances for <text:alphabetical-index-mark-start text:id="IMark5203209200" text:main-entry="true"/><text:span text:style-name="T1">DetachAllOnCommit</text:span><text:alphabetical-index-mark-end text:id="IMark5203209200"/> are defined explicitly by the user via the <text:alphabetical-index-mark-start text:id="IMark5203209296" text:main-entry="true"/><text:span text:style-name="T1">FetchPlan</text:span><text:alphabetical-index-mark-end text:id="IMark520320929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Once set explicitly, the detachment roots will not be changed until commit, at which time the detachment roots will be set to the empty collection. </text:p>
      <text:p text:style-name="P4">Detachment roots and root classes are ignored for all FetchPlans except those associated directly with the PersistenceManager. Detachment root classes are never changed by the JDO implemen–tation; they are completely controlled by the user. Detachment root classes is an empty <text:span text:style-name="T1">Class[]</text:span> when the <text:span text:style-name="T1">PersistenceManager</text:span> is first acquired from the <text:span text:style-name="T1">PersistenceManagerFactory</text:span>.</text:p>
      <text:h text:style-name="P28"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relationship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5203209296" text:main-entry="true"/>fetch groups<text:alphabetical-index-mark-end text:id="IMark5203209296"/>, the recursion-depth is the largest of the values specified, treating any negative number as a very large positive number. If not specified in any fetch group or in the base field definition, the default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28" text:outline-level="3"><text:bookmark-start text:name="__RefHeading__2915_1882455707"/><text:bookmark text:name="R-1015269"/>The <text:bookmark text:name="X-101871259"/><text:alphabetical-index-mark-start text:id="IMark5203209296" text:main-entry="true"/>FetchPlan<text:alphabetical-index-mark-end text:id="IMark5203209296"/> interface<text:bookmark-end text:name="__RefHeading__2915_1882455707"/></text:h>
      <text:p text:style-name="P4"><text:alphabetical-index-mark-start text:id="IMark5203209296" text:main-entry="true"/>Fetch groups<text:alphabetical-index-mark-end text:id="IMark5203209296"/> are activated using methods on the interface <text:alphabetical-index-mark-start text:id="IMark5203209200" text:main-entry="true"/><text:span text:style-name="T1">FetchPlan</text:span><text:alphabetical-index-mark-end text:id="IMark5203209200"/>. <text:alphabetical-index-mark-start text:id="IMark5203209104" text:main-entry="true"/><text:span text:style-name="T1">PersistenceManager</text:span><text:alphabetical-index-mark-end text:id="IMark5203209104"/>, <text:alphabetical-index-mark-start text:id="IMark5202890568" text:main-entry="true"/><text:span text:style-name="T1">Extent</text:span><text:alphabetical-index-mark-end text:id="IMark5202890568"/>, and <text:span text:style-name="T1">Query</text:span> have <text:alphabetical-index-mark-start text:id="IMark5203208528" text:main-entry="true"/><text:span text:style-name="T1">getFetchPlan</text:span><text:alphabetical-index-mark-end text:id="IMark5203208528"/><text:span text:style-name="T1">()</text:span> methods. <text:s/>When a Query or <text:alphabetical-index-mark-start text:id="IMark5203209392" text:main-entry="true"/>Extent<text:alphabetical-index-mark-end text:id="IMark5203209392"/> is created from a persistence manager, its fetch plan is initialized to the same settings as that of the persistence manager. <text:span text:style-name="Assertion">A12.7.5-1 [</text:span>Subsequent modifications of the Query or Extent fetch plan are localized (not reflected in the fetch plan of the persistence manager<text:span text:style-name="Assertion">]</text:span>). Similarly, subsequent modifications of the fetch plan of the persistence manager are not reflected in any existing Query or Extent.</text:p>
      <text:p text:style-name="P1">Mutating <text:span text:style-name="T1">FetchPlan</text:span> methods return the fetch plan instance to allow method chaining.</text:p>
      <text:p text:style-name="P7">package javax.jdo;</text:p>
      <text:p text:style-name="P7">public interface FetchPlan {</text:p>
      <text:p text:style-name="P7">String DEFAULT = "default";</text:p>
      <text:p text:style-name="P7">String ALL = "all";</text:p>
      <text:p text:style-name="P7">int FETCH_SIZE_GREEDY = -1;</text:p>
      <text:p text:style-name="P7">int FETCH_SIZE_OPTIMAL = 0;</text:p>
      <text:p text:style-name="P7">int DETACH_LOAD_FIELDS = 1;</text:p>
      <text:p text:style-name="P7">int DETACH_UNLOAD_FIELDS = 2;</text:p>
      <text:p text:style-name="P7"><text:span text:style-name="Assertion"><text:span text:style-name="T3">A12.7.1-1 [</text:span></text:span>/** Add the fetchgroup to the set of active fetch groups. Duplicate names will be removed.*/</text:p>
      <text:p text:style-name="P7">FetchPlan addGroup(String fetchGroupName);</text:p>
      <text:p text:style-name="P7">/** Remove the fetch group from the set active fetch groups. */</text:p>
      <text:p text:style-name="P7">FetchPlan removeGroup(String fetchGroupName);</text:p>
      <text:p text:style-name="P7">/** Remove all active groups, including the default fetch group. */</text:p>
      <text:p text:style-name="P7">FetchPlan clearGroups();</text:p>
      <text:p text:style-name="P7">/** Return an immutable copy of the names of all currently active fetch groups. */</text:p>
      <text:p text:style-name="P7">Set getGroups();</text:p>
      <text:p text:style-name="P7">/** Set a Collection of group names to replace the current groups. Duplicate names will be removed.*/</text:p>
      <text:p text:style-name="P7">FetchPlan setGroups(Collection fetchGroupNames);</text:p>
      <text:p text:style-name="P7">/** Set an array of group names to replace the current groups. Duplicate names will be removed.*/</text:p>
      <text:p text:style-name="P7">FetchPlan setGroups(String... fetchGroupNames);</text:p>
      <text:p text:style-name="P7">/** Set a single group to replace the current groups. */</text:p>
      <text:p text:style-name="P7">FetchPlan setGroup(String fetchGroupName);<text:span text:style-name="Assertion"><text:span text:style-name="T3">]</text:span></text:span> </text:p>
      <text:p text:style-name="P7">/** Set the roots for DetachAllOnCommit */</text:p>
      <text:p text:style-name="P7">FetchPlan setDetachmentRoots(Collection roots);</text:p>
      <text:p text:style-name="P7">/** Get the roots for DetachAllOnCommit */</text:p>
      <text:p text:style-name="P7">Collection getDetachmentRoots();</text:p>
      <text:p text:style-name="P7">/** Set the roots for DetachAllOnCommit */</text:p>
      <text:p text:style-name="P7">FetchPlan setDetachmentRootClasses(Class... rootClasses);</text:p>
      <text:p text:style-name="P7">/** Get the roots for DetachAllOnCommit */</text:p>
      <text:p text:style-name="P7">Class[] getDetachmentRootClasses();</text:p>
      <text:p text:style-name="P7">/** Set the maximum fetch depth. */</text:p>
      <text:p text:style-name="P7">FetchPlan setMaxFetchDepth(int fetchDepth);</text:p>
      <text:p text:style-name="P7">/** Get the maximum fetch depth. */</text:p>
      <text:p text:style-name="P7">int getMaxFetchDepth();</text:p>
      <text:p text:style-name="P7"><text:soft-page-break/><text:span text:style-name="Assertion"><text:span text:style-name="T3">A12.7.1-2 [</text:span></text:span>/** Set the fetch size for large result set support. */</text:p>
      <text:p text:style-name="P7">FetchPlan setFetchSize(int fetchSize);</text:p>
      <text:p text:style-name="P7">/** Return the fetch size; 0 if not set; -1 for greedy fetching. */</text:p>
      <text:p text:style-name="P7">int getFetchSize();<text:span text:style-name="Assertion"><text:span text:style-name="T3">]</text:span></text:span></text:p>
      <text:p text:style-name="P7"><text:span text:style-name="Assertion"><text:span text:style-name="T3">A12.7.1-3 [</text:span></text:span>/** Set detachment options */</text:p>
      <text:p text:style-name="P7">FetchPlan setDetachmentOptions(int options);</text:p>
      <text:p text:style-name="P7">/** Return the detachment options */</text:p>
      <text:p text:style-name="P7">int getDetachmentOptions();<text:span text:style-name="Assertion"><text:span text:style-name="T3">]</text:span></text:span></text:p>
      <text:p text:style-name="P7"/>
      <text:p text:style-name="P1">The <text:span text:style-name="T1">getGroups</text:span> method returns a collection of names. After a call to <text:span text:style-name="T1">clearGroups</text:span> this method returns an empty collection. It is legal to remove the <text:alphabetical-index-mark-start text:id="IMark5164485232" text:main-entry="true"/>default fetch group<text:alphabetical-index-mark-end text:id="IMark5164485232"/> explicitly via <text:span text:style-name="T1">pm.</text:span><text:span text:style-name="T1">getFetchPlan</text:span><text:span text:style-name="T1">().removeGroup("</text:span><text:span text:style-name="T1">default</text:span><text:span text:style-name="T1">")</text:span>, or to use <text:span text:style-name="T1">setGroups()</text:span> with a collection that does not contain "<text:span text:style-name="T1">default</text:span>". This makes it possible to have only a given fetch group active without the default fetch group. If no <text:alphabetical-index-mark-start text:id="IMark5203208528" text:main-entry="true"/>fetch groups<text:alphabetical-index-mark-end text:id="IMark5203208528"/> are active then a collection with no elements is returned. In this case, loading an instance might not result in loading the default fetch group fields and the jdoPostLoad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FetchPlan is strictly the union of all the active fetch groups not based on any complicated set mathematics. So, if a field f1 is in fetch groups A and B, and both A and B are added to the FetchPlan,and subsequently B is removed from the active fetch groups and the instance is loaded, then the field f1 will be loaded, because it is in fetch group A.</text:p>
      <text:p text:style-name="P1">Examples:</text:p>
      <text:p text:style-name="P7">pm = pmf.getPersistenceManager();</text:p>
      <text:p text:style-name="P7">FetchPlan fp = pm.getFetchPlan();</text:p>
      <text:p text:style-name="P7"/>
      <text:p text:style-name="P7">fp.addGroup("detail").addGroup("list");</text:p>
      <text:p text:style-name="P7">// prints [default, detail, list]</text:p>
      <text:p text:style-name="P7">System.out.println(fp.getGroups());</text:p>
      <text:p text:style-name="P7">// refreshes fields in any of default+detail+list</text:p>
      <text:p text:style-name="P7">pm.refresh(anInstance); </text:p>
      <text:p text:style-name="P7"/>
      <text:p text:style-name="P7">fp.clearGroups();</text:p>
      <text:p text:style-name="P7">// prints []</text:p>
      <text:p text:style-name="P7">System.out.println(fp.getGroups());</text:p>
      <text:p text:style-name="P7">pm.refresh(anInstance); // doesn’t do anything</text:p>
      <text:p text:style-name="P7"/>
      <text:p text:style-name="P7">fp.addGroup("list");</text:p>
      <text:p text:style-name="P7">// prints [list]</text:p>
      <text:p text:style-name="P7">System.out.println(fp.getGroups());</text:p>
      <text:p text:style-name="P7">// refreshes fields in list only</text:p>
      <text:p text:style-name="P7">pm.refresh(anInstance); </text:p>
      <text:p text:style-name="P7"/>
      <text:p text:style-name="P1">When an instance is loaded using <text:alphabetical-index-mark-start text:id="IMark5203208528" text:main-entry="true"/>getObjectById<text:alphabetical-index-mark-end text:id="IMark5203208528"/> , a Query is executed, or an Extent is iterated, the implementation may choose to use the active fetch groups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getObjectById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5203208528" text:main-entry="true"/>refresh<text:alphabetical-index-mark-end text:id="IMark5203208528"/> and <text:alphabetical-index-mark-start text:id="IMark5164485232" text:main-entry="true"/>retrieve<text:alphabetical-index-mark-end text:id="IMark5164485232"/> methods, the implementation must ensure that only the graph specified by the active <text:alphabetical-index-mark-start text:id="IMark5202890568" text:main-entry="true"/>fetch groups<text:alphabetical-index-mark-end text:id="IMark5202890568"/> is refreshed or retrieved; i.e. these operations will recursively refresh or retrieve the instances and fields in the graph covered by the active fetch groups. The refreshed or retrieved graph must not contain extra instances but extra fields may be refreshed for an instance in the graph.</text:p>
      <text:h text:style-name="P28" text:outline-level="3">Defining <text:alphabetical-index-mark-start text:id="IMark5202890568" text:main-entry="true"/>fetch groups<text:alphabetical-index-mark-end text:id="IMark5202890568"/></text:h>
      <text:p text:style-name="P1"><text:alphabetical-index-mark-start text:id="IMark5202890568" text:main-entry="true"/>Fetch groups<text:alphabetical-index-mark-end text:id="IMark5202890568"/> are defined in the metadata for a class or interface, or dynamically with methods on <text:span text:style-name="T1">PersistenceManager</text:span> and <text:span text:style-name="T1">PersistenceManager</text:span>Factory.</text:p>
      <text:p text:style-name="P5">&lt;!ELEMENT fetch-group (extension*,(fetch-group|field|property)*, extension*)&gt;</text:p>
      <text:p text:style-name="P5">&lt;!ATTLIST fetch-group name CDATA #REQUIRED&gt;</text:p>
      <text:p text:style-name="P5">&lt;!ATTLIST fetch-group post-load (true|false) #IMPLIED&gt;</text:p>
      <text:p text:style-name="P5">&lt;!ATTLIST field recursion-depth CDATA #IMPLIED&gt;</text:p>
      <text:p text:style-name="P5">&lt;!ATTLIST property recursion-depth CDATA #IMPLIED&gt;</text:p>
      <text:p text:style-name="P1">The <text:span text:style-name="T1">post-load</text:span> attribute on the <text:span text:style-name="T1">fetch-group</text:span> element indicates whether the <text:span text:style-name="T1">jdoPostLoad</text:span> callback will be made when the fetch group is loaded. <text:s/>It defaults to false, for all fetch groups except the default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default is 1, meaning that only the instance directly reachable from this member is fetched.</text:p>
      <text:p text:style-name="P1"><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fetch groups including other fetch groups) then the union of the fetch groups involved is used. If one or more depths have been specified then the largest depth is used unless one of the depths has not been specified (unlimited overrides other depth specifications).</text:p>
      <text:p text:style-name="P1"/>
      <text:p text:style-name="P7">public class Person {</text:p>
      <text:p text:style-name="P7"><text:s text:c="2"/>private String name;</text:p>
      <text:p text:style-name="P7"><text:s text:c="2"/>private Address address;</text:p>
      <text:p text:style-name="P7"><text:s text:c="2"/>private Set children;</text:p>
      <text:p text:style-name="P7">}</text:p>
      <text:p text:style-name="P7"/>
      <text:p text:style-name="P7">public class Address {</text:p>
      <text:p text:style-name="P7"><text:s text:c="2"/>private String street;</text:p>
      <text:p text:style-name="P7"><text:s text:c="2"/>private String city;</text:p>
      <text:p text:style-name="P7"><text:s text:c="2"/>private Country country;</text:p>
      <text:p text:style-name="P7">}</text:p>
      <text:p text:style-name="P7"/>
      <text:p text:style-name="P7">public class Country {</text:p>
      <text:p text:style-name="P7"><text:s text:c="2"/>private String code;</text:p>
      <text:p text:style-name="P7"><text:s text:c="2"/>private String name;</text:p>
      <text:p text:style-name="P7">}</text:p>
      <text:p text:style-name="P7"/>
      <text:p text:style-name="P7">&lt;class name="Person" ...&gt;</text:p>
      <text:p text:style-name="P7">...</text:p>
      <text:p text:style-name="P7"><text:s text:c="2"/>&lt;!-- name + address + country code --&gt;</text:p>
      <text:p text:style-name="P7"><text:s text:c="2"/>&lt;fetch-group name="detail"&gt;</text:p>
      <text:p text:style-name="P7"><text:s text:c="4"/>&lt;fetch-group name="default"/&gt;</text:p>
      <text:p text:style-name="P7"><text:s text:c="4"/>&lt;field name="address"/&gt;</text:p>
      <text:p text:style-name="P7"><text:s text:c="4"/>&lt;field name="address.country.code"/&gt;</text:p>
      <text:p text:style-name="P7"><text:s text:c="2"/>&lt;/fetch-group&gt;</text:p>
      <text:p text:style-name="P7"/>
      <text:p text:style-name="P7"><text:s text:c="2"/>&lt;!-- name + address + country code + same for children --&gt;</text:p>
      <text:p text:style-name="P7"><text:s text:c="2"/>&lt;fetch-group name="detail+children"&gt;</text:p>
      <text:p text:style-name="P7"><text:s text:c="4"/>&lt;fetch-group name="detail"/&gt;</text:p>
      <text:p text:style-name="P7"><text:s text:c="4"/>&lt;field name="children"/&gt;</text:p>
      <text:p text:style-name="P7"><text:s text:c="2"/>&lt;/fetch-group&gt;</text:p>
      <text:p text:style-name="P7"/>
      <text:p text:style-name="P7"><text:s text:c="2"/>&lt;!-- name + address + country code + names of children --&gt;</text:p>
      <text:p text:style-name="P7"><text:s text:c="2"/>&lt;fetch-group name="detail+children-names"&gt;</text:p>
      <text:p text:style-name="P7"><text:s text:c="4"/>&lt;fetch-group name="detail"/&gt;</text:p>
      <text:p text:style-name="P7"><text:s text:c="4"/>&lt;field name="children#element.name"/&gt;</text:p>
      <text:p text:style-name="P7"><text:s text:c="2"/>&lt;/fetch-group&gt;</text:p>
      <text:p text:style-name="P7"/>
      <text:p text:style-name="P7"><text:s text:c="2"/>&lt;!-- name + address + country code + list fg of children --&gt;</text:p>
      <text:p text:style-name="P7"><text:s text:c="2"/>&lt;fetch-group name="detail+children-list"&gt;</text:p>
      <text:p text:style-name="P7"><text:s text:c="4"/>&lt;fetch-group name="detail"/&gt;</text:p>
      <text:p text:style-name="P7"><text:s text:c="4"/>&lt;field name="children" fetch-group="list"/&gt;</text:p>
      <text:p text:style-name="P7"><text:s text:c="2"/>&lt;/fetch-group&gt;</text:p>
      <text:p text:style-name="P7"/>
      <text:p text:style-name="P7">&lt;/class&gt;</text:p>
      <text:p text:style-name="P7"><text:soft-page-break/></text:p>
      <text:p text:style-name="P1">Here is a map example:</text:p>
      <text:p text:style-name="P7"/>
      <text:p text:style-name="P7">public class Node {</text:p>
      <text:p text:style-name="P7"><text:s text:c="2"/>private String name;</text:p>
      <text:p text:style-name="P7"><text:s text:c="2"/>private Map edges; // Node -&gt; EdgeWeight</text:p>
      <text:p text:style-name="P7">}</text:p>
      <text:p text:style-name="P7"/>
      <text:p text:style-name="P7">public class EdgeWeight {</text:p>
      <text:p text:style-name="P7"><text:s text:c="2"/>private int weight;</text:p>
      <text:p text:style-name="P7">}</text:p>
      <text:p text:style-name="P7"/>
      <text:p text:style-name="P7">&lt;class name="Node" ...&gt;</text:p>
      <text:p text:style-name="P7"><text:s text:c="2"/>...</text:p>
      <text:p text:style-name="P7"><text:s text:c="2"/>&lt;fetch-group name="neighbour-weights"&gt;</text:p>
      <text:p text:style-name="P7"><text:s text:c="4"/>&lt;field name="edges#key.name"/&gt;</text:p>
      <text:p text:style-name="P7"><text:s text:c="4"/>&lt;field name="edges#value"/&gt;</text:p>
      <text:p text:style-name="P7"><text:s text:c="2"/>&lt;/fetch-group&gt;</text:p>
      <text:p text:style-name="P7"><text:s text:c="2"/>&lt;fetch-group name="neighbours"&gt;</text:p>
      <text:p text:style-name="P7"><text:s text:c="4"/>&lt;field name="edges"/&gt;</text:p>
      <text:p text:style-name="P7"><text:s text:c="2"/>&lt;/fetch-group&gt;</text:p>
      <text:p text:style-name="P7"><text:s text:c="2"/>&lt;fetch-group name="whole-graph"&gt;</text:p>
      <text:p text:style-name="P7"><text:s text:c="4"/>&lt;field name="edges" recursion-depth="-1"/&gt;</text:p>
      <text:p text:style-name="P7"><text:s text:c="2"/>&lt;/fetch-group&gt;</text:p>
      <text:p text:style-name="P7">&lt;/class&gt;</text:p>
      <text:p text:style-name="P7"/>
      <text:h text:style-name="P27" text:outline-level="3">Defining Fetch Groups Dynamically</text:h>
      <text:p text:style-name="P1">Fetch groups can be defined dynamically. Two distinct use-cases are supported:</text:p>
      <text:p text:style-name="P11">•<text:tab/>fetch groups that are local to a <text:span text:style-name="T1">PersistenceManager</text:span> and affect only operations on the specific <text:span text:style-name="T1">PersistenceManager</text:span><text:span text:style-name="T1">; </text:span>these are called persistence manager scope;</text:p>
      <text:p text:style-name="P12">•<text:tab/>fetch groups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7"><text:tab/><text:tab/>Persistence Manager Factory Scoped Fetch Groups</text:p>
      <text:p text:style-name="P1">To support persistence manager factory scoped fetch groups, a factory method is defined on <text:span text:style-name="T1">PersistenceManagerFactory</text:span>:</text:p>
      <text:p text:style-name="P2">FetchGroup getFetchGroup(Class cls, String groupName);</text:p>
      <text:p text:style-name="P1">This method returns a <text:alphabetical-index-mark-start text:id="IMark5202890568" text:main-entry="true"/><text:span text:style-name="T1">FetchGroup</text:span><text:alphabetical-index-mark-end text:id="IMark5202890568"/>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2"><text:soft-page-break/>void <text:alphabetical-index-mark-start text:id="IMark5202890568" text:main-entry="true"/>addFetchGroups<text:alphabetical-index-mark-end text:id="IMark5202890568"/>(FetchGroup... groups);</text:p>
      <text:p text:style-name="P1">This method updates the active fetch groups in the <text:span text:style-name="T1">PersistenceManagerFactory</text:span>. The <text:span text:style-name="T1">PersistenceManagerFactory</text:span> maintains a set of active fetch groups. Equality of fetch groups is determined by a combination of the persistent type and fetch group name. Parameter fetch groups that are not already active are made active. Parameter fetch groups that have an equal active fetch group replace the corresponding fetch group. </text:p>
      <text:p text:style-name="P1">Fetch groups can be removed from the active set by calling another method on <text:span text:style-name="T1">PersistenceManagerFactory</text:span>:</text:p>
      <text:p text:style-name="P2">void <text:alphabetical-index-mark-start text:id="IMark5202890568" text:main-entry="true"/>removeFetchGroups<text:alphabetical-index-mark-end text:id="IMark5202890568"/>(FetchGroup... groups);</text:p>
      <text:p text:style-name="P1">This method updates the active fetch groups in the <text:span text:style-name="T1">PersistenceManagerFactory</text:span>. Active fetch groups that match a parameter fetch group are removed from the persistence manager factory scope.</text:p>
      <text:p text:style-name="P16"><text:tab/><text:tab/>Persistence Manager Scoped <text:alphabetical-index-mark-start text:id="IMark5202890568" text:main-entry="true"/>Fetch Groups<text:alphabetical-index-mark-end text:id="IMark5202890568"/></text:p>
      <text:p text:style-name="P1">To support persistence manager scoped fetch groups, a factory method is defined on <text:span text:style-name="T1">PersistenceManager</text:span>:</text:p>
      <text:p text:style-name="P2">FetchGroup <text:alphabetical-index-mark-start text:id="IMark5202890568" text:main-entry="true"/>getFetchGroup<text:alphabetical-index-mark-end text:id="IMark5202890568"/>(Class cls, String groupName);</text:p>
      <text:p text:style-name="P1">This method returns a <text:span text:style-name="T1">FetchGroup</text:span>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he returned <text:span text:style-name="T1">FetchGroup</text:span> is immediately made active so changes to its state will affect operations of the <text:span text:style-name="T1">PersistenceManager</text:span>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span text:style-name="T1">PersistenceManager</text:span> operations involving the <text:span text:style-name="T1">Employee</text:span> class.</text:p>
      <text:p text:style-name="P16"><text:tab/><text:tab/>Interface <text:alphabetical-index-mark-start text:id="IMark5202890568" text:main-entry="true"/>FetchGroup<text:alphabetical-index-mark-end text:id="IMark5202890568"/></text:p>
      <text:p text:style-name="P2">public interface <text:alphabetical-index-mark-start text:id="IMark5202890568" text:main-entry="true"/>FetchGroup<text:alphabetical-index-mark-end text:id="IMark5202890568"/> {</text:p>
      <text:p text:style-name="P1">To facilitate modifying fetch groups, categories of members are defined: </text:p>
      <text:p text:style-name="P11">•<text:span text:style-name="T1"><text:tab/></text:span><text:span text:style-name="T1">default</text:span>: the default category contains only the default fetch group members.</text:p>
      <text:p text:style-name="P11">•<text:span text:style-name="T1"><text:tab/></text:span><text:span text:style-name="T1">relationship</text:span>: the relationship category contains all relationship type fields, including embedded relationships</text:p>
      <text:p text:style-name="P11">•<text:span text:style-name="T1"><text:tab/></text:span><text:span text:style-name="T1">multivalued</text:span>: the multivalued category includes members of all multi-valued types, including <text:span text:style-name="T1">Collection</text:span>, array, and <text:span text:style-name="T1">Map</text:span> types of basic and relationship types</text:p>
      <text:p text:style-name="P11">•<text:span text:style-name="T1"><text:tab/></text:span><text:span text:style-name="T1">basic</text:span>: the basic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11">•<text:span text:style-name="T1"><text:tab/>all</text:span>: the all category includes all members</text:p>
      <text:p text:style-name="P2"><text:soft-page-break/>public static final String DEFAULT = "default";</text:p>
      <text:p text:style-name="P2">public static final String RELATIONSHIP = "relationship";</text:p>
      <text:p text:style-name="P2">public static final String MULTIVALUED = "multivalued";</text:p>
      <text:p text:style-name="P2">public static final String BASIC = "basic";</text:p>
      <text:p text:style-name="P2"/>
      <text:p text:style-name="P2">public static final String ALL = "all";</text:p>
      <text:p text:style-name="P2">int hashCode();</text:p>
      <text:p text:style-name="P1">The hash code should combine both the class and fetch group name. The hash codes for two equal instances (fetch group instances representing the same persistent type and the same fetch group name) must be identical.</text:p>
      <text:p text:style-name="P2">boolean equals(Object other);</text:p>
      <text:p text:style-name="P1">The <text:span text:style-name="T1">equals</text:span> method must compare the class for identity and the fetch group name for equality.</text:p>
      <text:p text:style-name="P2">String <text:alphabetical-index-mark-start text:id="IMark5202890568" text:main-entry="true"/>getName<text:alphabetical-index-mark-end text:id="IMark5202890568"/>();</text:p>
      <text:p text:style-name="P1">Get the name of this <text:span text:style-name="T1">FetchGroup</text:span>. The name is set only in the factory method.</text:p>
      <text:p text:style-name="P2">Class <text:alphabetical-index-mark-start text:id="IMark5202890568" text:main-entry="true"/>getType<text:alphabetical-index-mark-end text:id="IMark5202890568"/>();</text:p>
      <text:p text:style-name="P1">Get the persistent type (class or interface) of this <text:span text:style-name="T1">FetchGroup</text:span>. The persistent type is set only in the factory method.</text:p>
      <text:p text:style-name="P2">boolean <text:alphabetical-index-mark-start text:id="IMark5202890568" text:main-entry="true"/>getPostLoad<text:alphabetical-index-mark-end text:id="IMark5202890568"/>();</text:p>
      <text:p text:style-name="P1">Get the <text:span text:style-name="T1">post-load</text:span> property of this FetchGroup.</text:p>
      <text:p text:style-name="P2">FetchGroup <text:alphabetical-index-mark-start text:id="IMark5202890568" text:main-entry="true"/>setPostLoad<text:alphabetical-index-mark-end text:id="IMark5202890568"/>(boolean postLoad);</text:p>
      <text:p text:style-name="P1">Set the <text:span text:style-name="T1">post-load</text:span> property of this FetchGroup.</text:p>
      <text:p text:style-name="P2">FetchGroup <text:alphabetical-index-mark-start text:id="IMark5202890568" text:main-entry="true"/>addMember<text:alphabetical-index-mark-end text:id="IMark5202890568"/>(String memberName);</text:p>
      <text:p text:style-name="P1">Add the named member (field or property) to the set of members in this <text:span text:style-name="T1">FetchGroup</text:span>. The parameter is the name of a member to add to the <text:span text:style-name="T1">FetchGroup</text:span>. <text:span text:style-name="T1">JDOUserException</text:span> is thrown if the parameter is not the name of a member of the persistent type.</text:p>
      <text:p text:style-name="P2">FetchGroup <text:alphabetical-index-mark-start text:id="IMark5202890568" text:main-entry="true"/>addMembers<text:alphabetical-index-mark-end text:id="IMark5202890568"/>(String... memberNames);</text:p>
      <text:p text:style-name="P1">Add the member (field or property) to the set of members in this FetchGroup. Duplicates are ignored. The parameter is an array of names of members to add to the FetchGroup. <text:span text:style-name="T1">JDOUserException</text:span> is thrown if any element of the parameter is not the name of a member. </text:p>
      <text:p text:style-name="P2">FetchGroup <text:alphabetical-index-mark-start text:id="IMark5202890568" text:main-entry="true"/>removeMember<text:alphabetical-index-mark-end text:id="IMark5202890568"/>(String memberName);</text:p>
      <text:p text:style-name="P1">Remove the member (field or property) from the set of members in this FetchGroup. <text:span text:style-name="T1">JDOUserException</text:span> is thrown if the parameter is not the name of a member of the persistent type.</text:p>
      <text:p text:style-name="P2">FetchGroup <text:alphabetical-index-mark-start text:id="IMark5202890568" text:main-entry="true"/>removeMembers<text:alphabetical-index-mark-end text:id="IMark5202890568"/>(String... memberNames);</text:p>
      <text:p text:style-name="P1">Remove the member (field or property) from the set of members in this FetchGroup. Duplicates in the parameter list are eliminated before removing them from the membership. <text:span text:style-name="T1">JDOUserException</text:span> is thrown if any element of the parameter is not the name of a member.</text:p>
      <text:p text:style-name="P2">FetchGroup <text:alphabetical-index-mark-start text:id="IMark5202890568" text:main-entry="true"/>addCategory<text:alphabetical-index-mark-end text:id="IMark5202890568"/>(String categoryName);</text:p>
      <text:p text:style-name="P1"><text:soft-page-break/>Add the members (fields or properties) of the named category to the set of members in this <text:span text:style-name="T1">FetchGroup</text:span>. This method first resolves the category name to a set of members and then adds the members as if <text:span text:style-name="T1">addMembers</text:span> was called. After this method executes, the category is not remembered.</text:p>
      <text:p text:style-name="P2">FetchGroup <text:alphabetical-index-mark-start text:id="IMark5202890568" text:main-entry="true"/>removeCategory<text:alphabetical-index-mark-end text:id="IMark5202890568"/>(String categoryName);</text:p>
      <text:p text:style-name="P1">Remove the members (fields or properties) of the named category from the set of members in this <text:span text:style-name="T1">FetchGroup</text:span>. This method first resolves the category name to a set of members and then removes the members as if <text:span text:style-name="T1">removeMembers</text:span> was called. After this method executes, the category is not remembered.</text:p>
      <text:p text:style-name="P8">FetchGroup <text:alphabetical-index-mark-start text:id="IMark5202890568" text:main-entry="true"/>setRecursionDepth<text:alphabetical-index-mark-end text:id="IMark5202890568"/>(String memberName, int recursionDepth);</text:p>
      <text:p text:style-name="P1">Set the <text:span text:style-name="T1">recursion-depth</text:span> for this member. The default is 1. A value of 0 means don't fetch the member (as if the member were omitted entirely). A value of -1 means fetch all instances reachable via this member.</text:p>
      <text:p text:style-name="P2">int <text:alphabetical-index-mark-start text:id="IMark5202890568" text:main-entry="true"/>getRecursionDepth<text:alphabetical-index-mark-end text:id="IMark5202890568"/>(String memberName);</text:p>
      <text:p text:style-name="P1">Get the recursion-depth for this member.</text:p>
      <text:p text:style-name="P2">Set <text:alphabetical-index-mark-start text:id="IMark5202890568" text:main-entry="true"/>getMembers<text:alphabetical-index-mark-end text:id="IMark5202890568"/>();</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span text:style-name="T1">FetchGroup</text:span>.</text:p>
      <text:p text:style-name="P2">FetchGroup <text:alphabetical-index-mark-start text:id="IMark5202890568" text:main-entry="true"/>setUnmodifiable<text:alphabetical-index-mark-end text:id="IMark5202890568"/>();</text:p>
      <text:p text:style-name="P1">Make this <text:span text:style-name="T1">FetchGroup</text:span> unmodifiable. If already unmodifiable, this method has no effect.</text:p>
      <text:p text:style-name="P2">boolean <text:alphabetical-index-mark-start text:id="IMark5202890568" text:main-entry="true"/>isUnmodifiable<text:alphabetical-index-mark-end text:id="IMark5202890568"/>();</text:p>
      <text:p text:style-name="P1">Return whether this <text:span text:style-name="T1">FetchGroup</text:span> is unmodifiable. If so, methods that would modify the fetch group throw <text:span text:style-name="T1">JDOUserException</text:span>.</text:p>
      <text:p text:style-name="P1">}</text:p>
      <text:p text:style-name="P1"/>
      <text:p text:style-name="P14"><draw:frame draw:style-name="fr1" draw:name="8" text:anchor-type="as-char" svg:width="7.091cm" svg:height="0.342cm" draw:z-index="4"><draw:image xlink:href="Pictures/2000000900000FB5000000C9DF37253B.wmf" xlink:type="simple" xlink:show="embed" xlink:actuate="onLoad"/></draw:frame></text:p>
      <text:h text:style-name="P26" text:outline-level="2">Flushing instances</text:h>
      <text:p text:style-name="P5"><text:span text:style-name="Assertion"><text:span text:style-name="T2">A12.8-2 [</text:span></text:span>void <text:alphabetical-index-mark-start text:id="IMark5202890568" text:main-entry="true"/>flush<text:alphabetical-index-mark-end text:id="IMark5202890568"/>();</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5202890568" text:main-entry="true"/>datastore connection<text:alphabetical-index-mark-end text:id="IMark5202890568"/> and synchronizes the cache with the datastore using this connection. The connection obtained by this method is held until the end of the transaction.<text:span text:style-name="Assertion">]</text:span></text:p>
      <text:p text:style-name="P5"><text:span text:style-name="Assertion"><text:span text:style-name="T2">A12.8-3 [</text:span></text:span>void <text:alphabetical-index-mark-start text:id="IMark5202890568" text:main-entry="true"/>checkConsistency<text:alphabetical-index-mark-end text:id="IMark5202890568"/>();</text:p>
      <text:p text:style-name="P1">This method validates the cache with the datastore. It has no effect if a transaction is not active.</text:p>
      <text:p text:style-name="P1"><text:soft-page-break/>If a datastore transaction is active, this method verifies the consistency of instances in the cache against the datastore. An implementation might <text:alphabetical-index-mark-start text:id="IMark5202890568" text:main-entry="true"/>flush<text:alphabetical-index-mark-end text:id="IMark5202890568"/> instances as if flush() were called, but it is not required to do so.</text:p>
      <text:p text:style-name="P1">If an optimistic transaction is active, this method obtains a datastore connection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4"><draw:frame draw:style-name="fr1" draw:name="9" text:anchor-type="as-char" svg:width="7.091cm" svg:height="0.342cm" draw:z-index="8"><draw:image xlink:href="Pictures/2000000900000FB5000000C9DF37253B.wmf" xlink:type="simple" xlink:show="embed" xlink:actuate="onLoad"/></draw:frame></text:p>
      <text:h text:style-name="P26" text:outline-level="2">Transaction completion</text:h>
      <text:p text:style-name="P1">Transaction completion management is delegated to the associated <text:span text:style-name="T1">Transaction</text:span> instance .</text:p>
      <text:p text:style-name="P14"><draw:frame draw:style-name="fr1" draw:name="10" text:anchor-type="as-char" svg:width="7.091cm" svg:height="0.342cm" draw:z-index="9"><draw:image xlink:href="Pictures/2000000900000FB5000000C9DF37253B.wmf" xlink:type="simple" xlink:show="embed" xlink:actuate="onLoad"/></draw:frame></text:p>
      <text:h text:style-name="P26" text:outline-level="2"><text:alphabetical-index-mark-start text:id="IMark5202890568" text:main-entry="true"/>Multithreaded<text:alphabetical-index-mark-end text:id="IMark5202890568"/> Synchronization</text:h>
      <text:p text:style-name="P1">The application might require the <text:span text:style-name="T1">PersistenceManager</text:span> to synchronize internally to avoid corruption of data structures due to multiple application threads. This synchronization is not required when the flag <text:alphabetical-index-mark-start text:id="IMark5202890568" text:main-entry="true"/><text:span text:style-name="T1">Multithreaded</text:span><text:alphabetical-index-mark-end text:id="IMark5202890568"/> is set to <text:span text:style-name="T1">false</text:span>.</text:p>
      <text:p text:style-name="P5">void <text:alphabetical-index-mark-start text:id="IMark5202890568" text:main-entry="true"/>setMultithreaded<text:alphabetical-index-mark-end text:id="IMark5202890568"/> (boolean flag);</text:p>
      <text:p text:style-name="P5">boolean <text:alphabetical-index-mark-start text:id="IMark5202890568" text:main-entry="true"/>getMultithreaded<text:alphabetical-index-mark-end text:id="IMark5202890568"/>();</text:p>
      <text:p text:style-name="P1">NOTE: When the <text:span text:style-name="T1">Multithreaded</text:span><text:span text:style-name="T9">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default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span text:style-name="T1">Multithreaded</text:span> is set to <text:span text:style-name="T1">true</text:span>.</text:p>
      <text:p text:style-name="P1">The application may choose to perform its own synchronization, and indicate this to the implementation by setting the <text:span text:style-name="T1">Multithreaded</text:span> flag to <text:span text:style-name="T1">false</text:span>. In this case, the JDO implementation is not required to implement any additional synchronizations, although it is permitted to do so.</text:p>
      <text:p text:style-name="P1"><text:span text:style-name="Assertion">A12.7-1 [</text:span>If <text:span text:style-name="T11">PersistenceManager</text:span><text:span text:style-name="T11">.</text:span><text:span text:style-name="T11">setMultithreaded</text:span><text:span text:style-name="T11">()</text:span> is called with a value of true, then the JDO implementation must perform synchronizations to support multiple application threads. A value of true will be returned when <text:span text:style-name="T11">getMultithreaded</text:span><text:span text:style-name="T11">()</text:span> is called. In testing, multi-threading should be turned on and then multi-threading tests should be run.<text:span text:style-name="Assertion">]</text:span></text:p>
      <text:p text:style-name="P1"><text:span text:style-name="Assertion">A12.7-2 [</text:span>If PersistenceManager.setMultithreaded is called with a value of false, a value of false will be returned when getMultithreaded is called.<text:span text:style-name="Assertion">]</text:span></text:p>
      <text:p text:style-name="P14"><draw:frame draw:style-name="fr1" draw:name="11" text:anchor-type="as-char" svg:width="7.091cm" svg:height="0.342cm" draw:z-index="10"><draw:image xlink:href="Pictures/2000000900000FB5000000C9DF37253B.wmf" xlink:type="simple" xlink:show="embed" xlink:actuate="onLoad"/></draw:frame></text:p>
      <text:h text:style-name="P26" text:outline-level="2">User <text:alphabetical-index-mark-start text:id="IMark5202890568" text:main-entry="true"/>associated objects<text:alphabetical-index-mark-end text:id="IMark5202890568"/></text:h>
      <text:p text:style-name="P1"><text:span text:style-name="Assertion">A12.8-1 [</text:span>The application might manage <text:span text:style-name="T1">PersistenceManager</text:span> instances by using an associated object for bookkeeping purposes. These methods allow the user to manage the associated object.</text:p>
      <text:p text:style-name="P5"><text:soft-page-break/>void <text:alphabetical-index-mark-start text:id="IMark5202890568" text:main-entry="true"/>setUserObject<text:alphabetical-index-mark-end text:id="IMark5202890568"/> (Object o);</text:p>
      <text:p text:style-name="P5">Object <text:alphabetical-index-mark-start text:id="IMark5202890568" text:main-entry="true"/>getUserObject<text:alphabetical-index-mark-end text:id="IMark5202890568"/> ();<text:span text:style-name="Assertion"><text:span text:style-name="T2">]</text:span></text:span></text:p>
      <text:p text:style-name="P1">The parameter is not inspected or used in any way by the JDO implementation</text:p>
      <text:p text:style-name="P1">For applications where multiple users need to access their own user objects, the following methods allow user objects to be stored and retrieved by key. The values are not examined by the PersistenceManager. </text:p>
      <text:p text:style-name="P1">There are no restrictions on values. Keys must not be null. For proper behavior, the keys must be immutable (e.g. java.lang.String, java.lang.Integer, etc.) or the keys’ identity (to the extent that it modifies the behavior of equals and hashCode methods) must not change while a user object is associated with the key. This behavior is not enforced by the PersistenceManager.</text:p>
      <text:p text:style-name="P5"><text:span text:style-name="Assertion"><text:span text:style-name="T2">A12.11-1 [</text:span></text:span>Object <text:alphabetical-index-mark-start text:id="IMark5202890568" text:main-entry="true"/>putUserObject<text:alphabetical-index-mark-end text:id="IMark5202890568"/>(Object key, Object value);</text:p>
      <text:p text:style-name="P1">This method models the put method of Map. The current value associated with the key is returned and replaced by the parameter value. If the parameter value is null, the implementation may remove the entry from the table of managed key/value pairs.</text:p>
      <text:p text:style-name="P3">Object <text:alphabetical-index-mark-start text:id="IMark5202890568" text:main-entry="true"/>removeUserObject<text:alphabetical-index-mark-end text:id="IMark5202890568"/>(Object key);</text:p>
      <text:p text:style-name="P1">This method models the remove method of Map. The current value associated with the key is returned and removed.</text:p>
      <text:p text:style-name="P3">Object <text:alphabetical-index-mark-start text:id="IMark5202890568" text:main-entry="true"/>getUserObject<text:alphabetical-index-mark-end text:id="IMark5202890568"/>(Object key);</text:p>
      <text:p text:style-name="P1">This method models the get method of Map. The current value associated with the key is returned. If the key is not found in the table, null is returned.<text:span text:style-name="Assertion">]</text:span></text:p>
      <text:p text:style-name="P14"><draw:frame draw:style-name="fr1" draw:name="12" text:anchor-type="as-char" svg:width="7.091cm" svg:height="0.342cm" draw:z-index="14"><draw:image xlink:href="Pictures/2000000900000FB5000000C9DF37253B.wmf" xlink:type="simple" xlink:show="embed" xlink:actuate="onLoad"/></draw:frame></text:p>
      <text:h text:style-name="P26" text:outline-level="2">PersistenceManagerFactory</text:h>
      <text:p text:style-name="P1"><text:span text:style-name="Assertion">A12.12-1 [</text:span>The application might need to get the <text:span text:style-name="T1">PersistenceManagerFactory</text:span> that created this <text:span text:style-name="T1">PersistenceManager</text:span>. If the <text:alphabetical-index-mark-start text:id="IMark5202890568" text:main-entry="true"/><text:span text:style-name="T1">PersistenceManager</text:span><text:alphabetical-index-mark-end text:id="IMark5202890568"/> was created using a constructor, then this call returns <text:span text:style-name="T1">null</text:span>.<text:span text:style-name="Assertion">]</text:span></text:p>
      <text:p text:style-name="P2">PersistenceManagerFactory <text:alphabetical-index-mark-start text:id="IMark5202890568" text:main-entry="true"/>getPersistenceManagerFactory<text:alphabetical-index-mark-end text:id="IMark5202890568"/>();</text:p>
      <text:p text:style-name="P1"><text:span text:style-name="Assertion">A12.9-1 [</text:span>This method returns the PersistenceManagerFactory that created this PersistenceManager.<text:span text:style-name="Assertion">]</text:span></text:p>
      <text:p text:style-name="P14"><draw:frame draw:style-name="fr1" draw:name="13" text:anchor-type="as-char" svg:width="7.091cm" svg:height="0.342cm" draw:z-index="15"><draw:image xlink:href="Pictures/2000000900000FB5000000C9DF37253B.wmf" xlink:type="simple" xlink:show="embed" xlink:actuate="onLoad"/></draw:frame></text:p>
      <text:h text:style-name="P26" text:outline-level="2"><text:alphabetical-index-mark-start text:id="IMark5202890568" text:main-entry="true"/>ObjectId class management<text:alphabetical-index-mark-end text:id="IMark5202890568"/></text:h>
      <text:p text:style-name="P1">In order for the application to construct instances of the <text:span text:style-name="T1">ObjectId</text:span> class, there is a method that returns the <text:span text:style-name="T1">ObjectId</text:span> class given the persistence capable class.</text:p>
      <text:p text:style-name="P5">Class <text:alphabetical-index-mark-start text:id="IMark5202890568" text:main-entry="true"/>getObjectIdClass<text:alphabetical-index-mark-end text:id="IMark5202890568"/>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5202890568" text:main-entry="true"/>JDO identity<text:alphabetical-index-mark-end text:id="IMark5202890568"/>.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ext:soft-page-break/>then null is returned. <text:span text:style-name="Assertion">A12.10-2 [</text:span>a call to PersistenceManager.getObjectIdClass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5"><text:span text:style-name="Assertion"><text:span text:style-name="T2">A12.13-2 [</text:span></text:span>Object <text:alphabetical-index-mark-start text:id="IMark5202890568" text:main-entry="true"/>newObjectIdInstance<text:alphabetical-index-mark-end text:id="IMark5202890568"/>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4"><draw:frame draw:style-name="fr1" draw:name="14" text:anchor-type="as-char" svg:width="7.091cm" svg:height="0.342cm" draw:z-index="18"><draw:image xlink:href="Pictures/2000000900000FB5000000C9DF37253B.wmf" xlink:type="simple" xlink:show="embed" xlink:actuate="onLoad"/></draw:frame></text:p>
      <text:h text:style-name="P26" text:outline-level="2"><text:alphabetical-index-mark-start text:id="IMark5202890568" text:main-entry="true"/>Sequence<text:alphabetical-index-mark-end text:id="IMark5202890568"/> </text:h>
      <text:p text:style-name="P1">The JDO metadata defines named sequence value object generators, or simply, sequences. A sequence implements the javax.jdo.datastore.Sequence interface. </text:p>
      <text:p text:style-name="P1">The behavior of the sequence with regard to transactions and rolling over maximum values is specified in the metadata.</text:p>
      <text:p text:style-name="P1">Note that there is no portable way for a user-defined sequence to implement the Sequence interface. In particular, the <text:alphabetical-index-mark-start text:id="IMark5202890568" text:main-entry="true"/>getName<text:alphabetical-index-mark-end text:id="IMark5202890568"/> method might not return the name of the sequence, and the transactional behavior of the sequence as specified by the user in metadata might not be implemented. A future version of the specification might add a sequence factory spi to enable portable user-defined sequences.</text:p>
      <text:p text:style-name="P1"><text:span text:style-name="Assertion">A12.14-1 [</text:span>The PersistenceManager provides a method to retrieve a Sequence by name.</text:p>
      <text:p text:style-name="P5">Sequence <text:alphabetical-index-mark-start text:id="IMark5202890568" text:main-entry="true"/>getSequence<text:alphabetical-index-mark-end text:id="IMark5202890568"/>(String name);</text:p>
      <text:p text:style-name="P1">If the named sequence does not exist, JDOUserException is thrown.<text:span text:style-name="Assertion">]</text:span></text:p>
      <text:p text:style-name="P1">The name is the scoped name of the sequence , which uses the standard Java package naming. For example, a sequence might be named “com.acme.hr.EmployeeSequence”.</text:p>
      <text:p text:style-name="P5">package javax.jdo.datastore;</text:p>
      <text:p text:style-name="P5">public interface Sequence {</text:p>
      <text:p text:style-name="P5"><text:span text:style-name="T2"><text:tab/></text:span><text:span text:style-name="Assertion"><text:span text:style-name="T2">A12.14-2 [</text:span></text:span>String <text:alphabetical-index-mark-start text:id="IMark5202890568" text:main-entry="true"/>getName<text:alphabetical-index-mark-end text:id="IMark5202890568"/>();</text:p>
      <text:p text:style-name="P1">This method returns the fully qualified name of the Sequence.<text:span text:style-name="Assertion">]</text:span></text:p>
      <text:p text:style-name="P5"><text:span text:style-name="T2"><text:tab/></text:span><text:span text:style-name="Assertion"><text:span text:style-name="T2">A12.14-3 [</text:span></text:span>Object <text:alphabetical-index-mark-start text:id="IMark5202890568" text:main-entry="true"/>next<text:alphabetical-index-mark-end text:id="IMark5202890568"/>();</text:p>
      <text:p text:style-name="P1">This method returns the next sequence value object. The sequence might be protected by transactional semantics, in which case the sequence value object will be reused if the transaction in which the sequence value object was obtained rolls back.<text:span text:style-name="Assertion">]</text:span></text:p>
      <text:p text:style-name="P5"><text:tab/>void <text:alphabetical-index-mark-start text:id="IMark5202890568" text:main-entry="true"/>allocate<text:alphabetical-index-mark-end text:id="IMark5202890568"/>(int additional);</text:p>
      <text:p text:style-name="P1">This method is a hint to the implementation that the application needs the additional number of sequence value objects in short order. There is no externally visible behavior of this method. It is used to potentially improve the efficiency of the algorithm of obtaining additional sequence value objects.</text:p>
      <text:p text:style-name="P5"><text:span text:style-name="T2"><text:tab/></text:span><text:span text:style-name="Assertion"><text:span text:style-name="T2">A12.14-4 [</text:span></text:span>Object <text:alphabetical-index-mark-start text:id="IMark5202890568" text:main-entry="true"/>current<text:alphabetical-index-mark-end text:id="IMark5202890568"/>();</text:p>
      <text:p text:style-name="P1"><text:soft-page-break/>This method returns the current sequence value object if it is available. It is intended to return a sequence value object previously used.<text:span text:style-name="Assertion">]</text:span> The implementation might choose to return null for all cases or for any cases where a current sequence value object is not available.</text:p>
      <text:p text:style-name="P5"><text:span text:style-name="T2"><text:tab/></text:span><text:span text:style-name="Assertion"><text:span text:style-name="T2">A12.14-5 [</text:span></text:span>long <text:alphabetical-index-mark-start text:id="IMark5202890568" text:main-entry="true"/>nextValue<text:alphabetical-index-mark-end text:id="IMark5202890568"/>();</text:p>
      <text:p text:style-name="P1">This method returns the next sequence value as a long if it is available and able to be converted to a number<text:span text:style-name="Assertion">]</text:span>. It is equivalent to ((Long)next()).longValue().</text:p>
      <text:p text:style-name="P5"><text:span text:style-name="T2"><text:tab/></text:span><text:span text:style-name="Assertion"><text:span text:style-name="T2">A12.14-6 [</text:span></text:span>long <text:alphabetical-index-mark-start text:id="IMark5202890568" text:main-entry="true"/>currentValue<text:alphabetical-index-mark-end text:id="IMark5202890568"/>();</text:p>
      <text:p text:style-name="P1">This method returns the current sequence value as a long if it is available and able to be converted to a number.<text:span text:style-name="Assertion">]</text:span> It is equivalent to ((Long)current()).longValue().</text:p>
      <text:p text:style-name="P1">}</text:p>
      <text:p text:style-name="P14"><draw:frame draw:style-name="fr1" draw:name="15" text:anchor-type="as-char" svg:width="7.091cm" svg:height="0.342cm" draw:z-index="20"><draw:image xlink:href="Pictures/2000000900000FB5000000C9DF37253B.wmf" xlink:type="simple" xlink:show="embed" xlink:actuate="onLoad"/></draw:frame></text:p>
      <text:h text:style-name="P26"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5">package javax.jdo.listener;</text:p>
      <text:p text:style-name="P5">public interface <text:alphabetical-index-mark-start text:id="IMark5202890568" text:main-entry="true"/>InstanceLifecycleListener<text:alphabetical-index-mark-end text:id="IMark5202890568"/> {</text:p>
      <text:p text:style-name="P5">}</text:p>
      <text:p text:style-name="P5">public interface <text:alphabetical-index-mark-start text:id="IMark5202890568" text:main-entry="true"/>CreateLifecycleListener<text:alphabetical-index-mark-end text:id="IMark5202890568"/> </text:p>
      <text:p text:style-name="P5"><text:tab/>extends <text:alphabetical-index-mark-start text:id="IMark5202890568" text:main-entry="true"/>InstanceLifecycleListener<text:alphabetical-index-mark-end text:id="IMark5202890568"/> {</text:p>
      <text:p text:style-name="P5"><text:span text:style-name="Assertion"><text:span text:style-name="T2">A12.15-1 [</text:span></text:span>void <text:alphabetical-index-mark-start text:id="IMark5202890568" text:main-entry="true"/>postCreate<text:alphabetical-index-mark-end text:id="IMark5202890568"/>(<text:alphabetical-index-mark-start text:id="IMark5164485232" text:main-entry="true"/>InstanceLifecycleEvent<text:alphabetical-index-mark-end text:id="IMark5164485232"/> event);</text:p>
      <text:p text:style-name="P5">}</text:p>
      <text:p text:style-name="P1">This method is called whenever a persistent instance is created, during <text:alphabetical-index-mark-start text:id="IMark5164485232" text:main-entry="true"/>makePersistent<text:alphabetical-index-mark-end text:id="IMark5164485232"/>. It is called after the instance transitions to persistent-new.<text:span text:style-name="Assertion">]</text:span></text:p>
      <text:p text:style-name="P1">package javax.jdo.listener;</text:p>
      <text:p text:style-name="P5">public interface <text:alphabetical-index-mark-start text:id="IMark5164485232" text:main-entry="true"/>LoadLifecycleListener<text:alphabetical-index-mark-end text:id="IMark5164485232"/> </text:p>
      <text:p text:style-name="P5"><text:tab/>extends <text:alphabetical-index-mark-start text:id="IMark5164485232" text:main-entry="true"/>InstanceLifecycleListener<text:alphabetical-index-mark-end text:id="IMark5164485232"/> {</text:p>
      <text:p text:style-name="P5"><text:span text:style-name="Assertion"><text:span text:style-name="T2">A12.15-2 [</text:span></text:span>void <text:alphabetical-index-mark-start text:id="IMark5164485232" text:main-entry="true"/>postLoad<text:alphabetical-index-mark-end text:id="IMark5164485232"/>(<text:alphabetical-index-mark-start text:id="IMark5202890568" text:main-entry="true"/>InstanceLifecycleEvent<text:alphabetical-index-mark-end text:id="IMark5202890568"/> event);</text:p>
      <text:p text:style-name="P5">}</text:p>
      <text:p text:style-name="P1">This method is called whenever a persistent instance is loaded. It is called after the <text:alphabetical-index-mark-start text:id="IMark5202890568" text:main-entry="true"/>jdoPostLoad<text:alphabetical-index-mark-end text:id="IMark5202890568"/> method is invoked on the instance.<text:span text:style-name="Assertion">]</text:span></text:p>
      <text:p text:style-name="P5">package javax.jdo.listener;</text:p>
      <text:p text:style-name="P5">public interface <text:alphabetical-index-mark-start text:id="IMark5202890568" text:main-entry="true"/>StoreLifecycleListener<text:alphabetical-index-mark-end text:id="IMark5202890568"/> </text:p>
      <text:p text:style-name="P5"><text:tab/>extends <text:alphabetical-index-mark-start text:id="IMark5202890568" text:main-entry="true"/>InstanceLifecycleListener<text:alphabetical-index-mark-end text:id="IMark5202890568"/> {</text:p>
      <text:p text:style-name="P5"><text:span text:style-name="Assertion"><text:span text:style-name="T2">A12.15-3 [</text:span></text:span>void <text:alphabetical-index-mark-start text:id="IMark5202890568" text:main-entry="true"/>preStore<text:alphabetical-index-mark-end text:id="IMark5202890568"/>(<text:alphabetical-index-mark-start text:id="IMark5164485232" text:main-entry="true"/>InstanceLifecycleEvent<text:alphabetical-index-mark-end text:id="IMark5164485232"/> event);</text:p>
      <text:p text:style-name="P5">}</text:p>
      <text:p text:style-name="P1">This method is called whenever a persistent instance is stored, for example during <text:alphabetical-index-mark-start text:id="IMark5164485232" text:main-entry="true"/>flush<text:alphabetical-index-mark-end text:id="IMark5164485232"/> or commit. It is called before the <text:alphabetical-index-mark-start text:id="IMark5202890568" text:main-entry="true"/>jdoPreStore<text:alphabetical-index-mark-end text:id="IMark5202890568"/> method is invoked on the instance.<text:span text:style-name="Assertion">]</text:span> An object identity <text:soft-page-break/>for a persistent-new instance might not have been assigned to the instance when this callback is invoked.</text:p>
      <text:p text:style-name="P5"><text:span text:style-name="Assertion"><text:span text:style-name="T2">A12.15-4 [</text:span></text:span>void <text:alphabetical-index-mark-start text:id="IMark5202890568" text:main-entry="true"/>postStore<text:alphabetical-index-mark-end text:id="IMark5202890568"/>(<text:alphabetical-index-mark-start text:id="IMark5164485232" text:main-entry="true"/>InstanceLifecycleEvent<text:alphabetical-index-mark-end text:id="IMark5164485232"/> event);</text:p>
      <text:p text:style-name="P5">}</text:p>
      <text:p text:style-name="P1">This method is called whenever a persistent instance is stored, for example during <text:alphabetical-index-mark-start text:id="IMark5164485232" text:main-entry="true"/>flush<text:alphabetical-index-mark-end text:id="IMark5164485232"/> or commit. It is called after the <text:alphabetical-index-mark-start text:id="IMark5202890568" text:main-entry="true"/>jdoPreStore<text:alphabetical-index-mark-end text:id="IMark5202890568"/> method is invoked on the instance. An object identity for a persistent-new instance must have been assigned to the instance when this callback is invoked.<text:span text:style-name="Assertion">]</text:span></text:p>
      <text:p text:style-name="P5">package javax.jdo.listener;</text:p>
      <text:p text:style-name="P5">public interface <text:alphabetical-index-mark-start text:id="IMark5202890568" text:main-entry="true"/>ClearLifecycleListener<text:alphabetical-index-mark-end text:id="IMark5202890568"/> </text:p>
      <text:p text:style-name="P5"><text:tab/>extends <text:alphabetical-index-mark-start text:id="IMark5202890568" text:main-entry="true"/>InstanceLifecycleListener<text:alphabetical-index-mark-end text:id="IMark5202890568"/> {</text:p>
      <text:p text:style-name="P5"><text:span text:style-name="Assertion"><text:span text:style-name="T2">A12.15-5 [</text:span></text:span>void <text:alphabetical-index-mark-start text:id="IMark5202890568" text:main-entry="true"/>preClear<text:alphabetical-index-mark-end text:id="IMark5202890568"/>(<text:alphabetical-index-mark-start text:id="IMark5164485232" text:main-entry="true"/>InstanceLifecycleEvent<text:alphabetical-index-mark-end text:id="IMark5164485232"/> event);</text:p>
      <text:p text:style-name="P5">}</text:p>
      <text:p text:style-name="P1">This method is called whenever a persistent instance is cleared, for example during afterCompletion. It is called before the <text:alphabetical-index-mark-start text:id="IMark5164485232" text:main-entry="true"/>jdoPreClear<text:alphabetical-index-mark-end text:id="IMark5164485232"/> method is invoked on the instance.<text:span text:style-name="Assertion">]</text:span></text:p>
      <text:p text:style-name="P5"><text:span text:style-name="Assertion"><text:span text:style-name="T2">A12.15-6 [</text:span></text:span>void <text:alphabetical-index-mark-start text:id="IMark5164485232" text:main-entry="true"/>postClear<text:alphabetical-index-mark-end text:id="IMark5164485232"/>(<text:alphabetical-index-mark-start text:id="IMark5202890568" text:main-entry="true"/>InstanceLifecycleEvent<text:alphabetical-index-mark-end text:id="IMark5202890568"/> event);</text:p>
      <text:p text:style-name="P1">This method is called whenever a persistent instance is cleared, for example during afterCompletion. It is called after the <text:alphabetical-index-mark-start text:id="IMark5202890568" text:main-entry="true"/>jdoPreClear<text:alphabetical-index-mark-end text:id="IMark5202890568"/> method is invoked on the instance and the fields have been cleared by the JDO implementation.<text:span text:style-name="Assertion">]</text:span></text:p>
      <text:p text:style-name="P5">package javax.jdo.listener;</text:p>
      <text:p text:style-name="P5">public interface <text:alphabetical-index-mark-start text:id="IMark5202890568" text:main-entry="true"/>DeleteLifecycleListener<text:alphabetical-index-mark-end text:id="IMark5202890568"/> </text:p>
      <text:p text:style-name="P5"><text:tab/>extends <text:alphabetical-index-mark-start text:id="IMark5202890568" text:main-entry="true"/>InstanceLifecycleListener<text:alphabetical-index-mark-end text:id="IMark5202890568"/> {</text:p>
      <text:p text:style-name="P5"><text:span text:style-name="Assertion"><text:span text:style-name="T2">A12.15-7 [</text:span></text:span>void <text:alphabetical-index-mark-start text:id="IMark5202890568" text:main-entry="true"/>preDelete<text:alphabetical-index-mark-end text:id="IMark5202890568"/>(<text:alphabetical-index-mark-start text:id="IMark5164485232" text:main-entry="true"/>InstanceLifecycleEvent<text:alphabetical-index-mark-end text:id="IMark5164485232"/> event);</text:p>
      <text:p text:style-name="P1">This method is called whenever a persistent instance is deleted, during <text:alphabetical-index-mark-start text:id="IMark5164485232" text:main-entry="true"/>deletePersistent<text:alphabetical-index-mark-end text:id="IMark5164485232"/>. It is called before the state transition and before the <text:alphabetical-index-mark-start text:id="IMark5202890568" text:main-entry="true"/>jdoPreDelete<text:alphabetical-index-mark-end text:id="IMark5202890568"/> method is invoked on the instance.<text:span text:style-name="Assertion">]</text:span></text:p>
      <text:p text:style-name="P5"><text:span text:style-name="Assertion"><text:span text:style-name="T2">A12.15-8 [</text:span></text:span>void <text:alphabetical-index-mark-start text:id="IMark5202890568" text:main-entry="true"/>postDelete<text:alphabetical-index-mark-end text:id="IMark5202890568"/>(<text:alphabetical-index-mark-start text:id="IMark5164485232" text:main-entry="true"/>InstanceLifecycleEvent<text:alphabetical-index-mark-end text:id="IMark5164485232"/> event);</text:p>
      <text:p text:style-name="P5">}</text:p>
      <text:p text:style-name="P1">This method is called whenever a persistent instance is deleted, during <text:alphabetical-index-mark-start text:id="IMark5164485232" text:main-entry="true"/>deletePersistent<text:alphabetical-index-mark-end text:id="IMark5164485232"/>. It is called after the <text:alphabetical-index-mark-start text:id="IMark5202890568" text:main-entry="true"/>jdoPreDelete<text:alphabetical-index-mark-end text:id="IMark5202890568"/> method is invoked on the instance and after the state transition<text:span text:style-name="Assertion">]</text:span>.</text:p>
      <text:p text:style-name="P5">package javax.jdo.listener;</text:p>
      <text:p text:style-name="P5">public interface <text:alphabetical-index-mark-start text:id="IMark5202890568" text:main-entry="true"/>DirtyLifecycleListener<text:alphabetical-index-mark-end text:id="IMark5202890568"/> </text:p>
      <text:p text:style-name="P5"><text:tab/>extends <text:alphabetical-index-mark-start text:id="IMark5202890568" text:main-entry="true"/>InstanceLifecycleListener<text:alphabetical-index-mark-end text:id="IMark5202890568"/> {</text:p>
      <text:p text:style-name="P5"><text:span text:style-name="Assertion"><text:span text:style-name="T2">A12.15-9 [</text:span></text:span>void <text:alphabetical-index-mark-start text:id="IMark5202890568" text:main-entry="true"/>preDirty<text:alphabetical-index-mark-end text:id="IMark5202890568"/>(<text:alphabetical-index-mark-start text:id="IMark5164485232" text:main-entry="true"/>InstanceLifecycleEvent<text:alphabetical-index-mark-end text:id="IMark5164485232"/> event);</text:p>
      <text:p text:style-name="P5">}</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5164485232" text:main-entry="true"/>isDirty<text:alphabetical-index-mark-end text:id="IMark5164485232"/>. During this method, fields in the source instance and others might be changed, but this method will only be invoked once until the instance is no longer dirty. </text:p>
      <text:p text:style-name="P5"><text:soft-page-break/><text:span text:style-name="Assertion"><text:span text:style-name="T2">A12.15-10 [</text:span></text:span>void <text:alphabetical-index-mark-start text:id="IMark5164485232" text:main-entry="true"/>postDirty<text:alphabetical-index-mark-end text:id="IMark5164485232"/>(<text:alphabetical-index-mark-start text:id="IMark5202890568" text:main-entry="true"/>InstanceLifecycleEvent<text:alphabetical-index-mark-end text:id="IMark5202890568"/> event);</text:p>
      <text:p text:style-name="P5">}</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isDirty. During this method, fields in the source instance and others might be changed, but this method will only be invoked once until the instance is no longer dirty. </text:p>
      <text:p text:style-name="P5">package javax.jdo.listener;</text:p>
      <text:p text:style-name="P5">public interface <text:alphabetical-index-mark-start text:id="IMark5202890568" text:main-entry="true"/>DetachLifecycleListener<text:alphabetical-index-mark-end text:id="IMark5202890568"/> </text:p>
      <text:p text:style-name="P5"><text:tab/>extends <text:alphabetical-index-mark-start text:id="IMark5202890568" text:main-entry="true"/>InstanceLifecycleListener<text:alphabetical-index-mark-end text:id="IMark5202890568"/> {</text:p>
      <text:p text:style-name="P5"><text:span text:style-name="Assertion"><text:span text:style-name="T2">A12.15-11 [</text:span></text:span>void <text:alphabetical-index-mark-start text:id="IMark5202890568" text:main-entry="true"/>preDetach<text:alphabetical-index-mark-end text:id="IMark5202890568"/>(<text:alphabetical-index-mark-start text:id="IMark5164485232" text:main-entry="true"/>InstanceLifecycleEvent<text:alphabetical-index-mark-end text:id="IMark5164485232"/> event);</text:p>
      <text:p text:style-name="P5">}</text:p>
      <text:p text:style-name="P1">This method is called before a persistent instance is copied for detachment. It is called before the <text:alphabetical-index-mark-start text:id="IMark5164485232" text:main-entry="true"/>jdoPreDetach<text:alphabetical-index-mark-end text:id="IMark5164485232"/> callback.<text:span text:style-name="Assertion">]</text:span> </text:p>
      <text:p text:style-name="P5"><text:span text:style-name="Assertion"><text:span text:style-name="T2">A12.15-12 [</text:span></text:span>void <text:alphabetical-index-mark-start text:id="IMark5164485232" text:main-entry="true"/>postDetach<text:alphabetical-index-mark-end text:id="IMark5164485232"/>(<text:alphabetical-index-mark-start text:id="IMark5202890568" text:main-entry="true"/>InstanceLifecycleEvent<text:alphabetical-index-mark-end text:id="IMark5202890568"/> event);</text:p>
      <text:p text:style-name="P5">}</text:p>
      <text:p text:style-name="P1">This method is called whenever a persistent instance is copied for detachment. The source instance is the detached copy; the target instance is the persistent instance. It is called after the <text:alphabetical-index-mark-start text:id="IMark5202890568" text:main-entry="true"/>jdoPostDetach<text:alphabetical-index-mark-end text:id="IMark5202890568"/> callback on the detached copy.<text:span text:style-name="Assertion">]</text:span></text:p>
      <text:p text:style-name="P5">package javax.jdo.listener;</text:p>
      <text:p text:style-name="P5">public interface <text:alphabetical-index-mark-start text:id="IMark5202890568" text:main-entry="true"/>AttachLifecycleListener<text:alphabetical-index-mark-end text:id="IMark5202890568"/> </text:p>
      <text:p text:style-name="P5"><text:tab/>extends <text:alphabetical-index-mark-start text:id="IMark5202890568" text:main-entry="true"/>InstanceLifecycleListener<text:alphabetical-index-mark-end text:id="IMark5202890568"/> {</text:p>
      <text:p text:style-name="P5"><text:span text:style-name="Assertion"><text:span text:style-name="T2">A12.15-13 [</text:span></text:span>void preAttach(<text:alphabetical-index-mark-start text:id="IMark5202890568" text:main-entry="true"/>InstanceLifecycleEvent<text:alphabetical-index-mark-end text:id="IMark5202890568"/> event);</text:p>
      <text:p text:style-name="P5">}</text:p>
      <text:p text:style-name="P1">This method is called before a detached instance is attached, via the <text:alphabetical-index-mark-start text:id="IMark5202890568" text:main-entry="true"/>makePersistent<text:alphabetical-index-mark-end text:id="IMark5202890568"/> method. The source instance is the detached instance. This method is called before the corresponding <text:alphabetical-index-mark-start text:id="IMark5164485232" text:main-entry="true"/>jdoPreAttach<text:alphabetical-index-mark-end text:id="IMark5164485232"/> on the detached instance.<text:span text:style-name="Assertion">]</text:span></text:p>
      <text:p text:style-name="P5"><text:span text:style-name="Assertion"><text:span text:style-name="T2">A12.15-14 [</text:span></text:span>void <text:alphabetical-index-mark-start text:id="IMark5164485232" text:main-entry="true"/>postAttach<text:alphabetical-index-mark-end text:id="IMark5164485232"/>(<text:alphabetical-index-mark-start text:id="IMark5202890568" text:main-entry="true"/>InstanceLifecycleEvent<text:alphabetical-index-mark-end text:id="IMark5202890568"/> event);</text:p>
      <text:p text:style-name="P5">}</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5202890568" text:main-entry="true"/>jdoPostAttach<text:alphabetical-index-mark-end text:id="IMark5202890568"/> on the persistent instance.<text:span text:style-name="Assertion">]</text:span></text:p>
      <text:p text:style-name="P16"><text:tab/><text:tab/><text:alphabetical-index-mark-start text:id="IMark5202890568" text:main-entry="true"/>InstanceLifecycleEvent<text:alphabetical-index-mark-end text:id="IMark5202890568"/></text:p>
      <text:p text:style-name="P1">This class is provided as part of the javax.jdo.listener package. </text:p>
      <text:p text:style-name="P1">Note that although <text:alphabetical-index-mark-start text:id="IMark5202890568" text:main-entry="true"/>InstanceLifecycleEvent<text:alphabetical-index-mark-end text:id="IMark5202890568"/> inherits Serializable interface from <text:alphabetical-index-mark-start text:id="IMark5164485232" text:main-entry="true"/>EventObject<text:alphabetical-index-mark-end text:id="IMark5164485232"/>, it is not intended to be Serializable. Appropriate <text:s/>serialization methods are implemented to throw NotSerializableException.</text:p>
      <text:p text:style-name="P5">package javax.jdo.listener;</text:p>
      <text:p text:style-name="P5">public class <text:alphabetical-index-mark-start text:id="IMark5164485232" text:main-entry="true"/>InstanceLifecycleEvent<text:alphabetical-index-mark-end text:id="IMark5164485232"/> </text:p>
      <text:p text:style-name="P5"><text:soft-page-break/><text:tab/>extends java.util.<text:alphabetical-index-mark-start text:id="IMark5164485232" text:main-entry="true"/>EventObject<text:alphabetical-index-mark-end text:id="IMark5164485232"/> {</text:p>
      <text:p text:style-name="P5">static final int CREATE = 0;</text:p>
      <text:p text:style-name="P5">static final int LOAD = 1;</text:p>
      <text:p text:style-name="P5">static final int STORE = 2;</text:p>
      <text:p text:style-name="P5">static final int CLEAR = 3;</text:p>
      <text:p text:style-name="P5">static final int DELETE = 4;</text:p>
      <text:p text:style-name="P5">static final int DIRTY = 5;</text:p>
      <text:p text:style-name="P5">static final int DETACH = 6;</text:p>
      <text:p text:style-name="P5">static final int ATTACH = 7;</text:p>
      <text:p text:style-name="P5">int getEventType();</text:p>
      <text:p text:style-name="P1">This method returns the event type that triggered the event.</text:p>
      <text:p text:style-name="P5"><text:alphabetical-index-mark-start text:id="IMark5164485232" text:main-entry="true"/>InstanceLifecycleEvent<text:alphabetical-index-mark-end text:id="IMark5164485232"/>(int type, Object source);</text:p>
      <text:p text:style-name="P1">This constructor creates an instance with the type, and source object.</text:p>
      <text:p text:style-name="P5"><text:alphabetical-index-mark-start text:id="IMark5164485232" text:main-entry="true"/>InstanceLifecycleEvent<text:alphabetical-index-mark-end text:id="IMark5164485232"/>(int type, Object source, Object target);</text:p>
      <text:p text:style-name="P1">This constructor creates an instance with the type, source, and target objects. </text:p>
      <text:p text:style-name="P5">Object <text:alphabetical-index-mark-start text:id="IMark5164485232" text:main-entry="true"/>getSource<text:alphabetical-index-mark-end text:id="IMark5164485232"/>();</text:p>
      <text:p text:style-name="P1">This method returns the object for which the event was triggered. This method is inherited from the EventObject class.</text:p>
      <text:p text:style-name="P5">Object <text:alphabetical-index-mark-start text:id="IMark5164485232" text:main-entry="true"/>getTarget<text:alphabetical-index-mark-end text:id="IMark5164485232"/>();</text:p>
      <text:p text:style-name="P1">This method returns the “other” object associated with the event. Specifically, the target object is the detached instance in the case of <text:alphabetical-index-mark-start text:id="IMark5164485232" text:main-entry="true"/>postAttach<text:alphabetical-index-mark-end text:id="IMark5164485232"/>, and the persistent instance in the case of <text:alphabetical-index-mark-start text:id="IMark5202890568" text:main-entry="true"/>postDetach<text:alphabetical-index-mark-end text:id="IMark5202890568"/>. The target must be null for all other cases.</text:p>
      <text:p text:style-name="P5">Object <text:alphabetical-index-mark-start text:id="IMark5202890568" text:main-entry="true"/>getPersistentInstance<text:alphabetical-index-mark-end text:id="IMark5202890568"/>();</text:p>
      <text:p text:style-name="P1">This method returns the persistent instance for which the event was triggered. This method is a convenience method that returns the source or target depending on the event.</text:p>
      <text:p text:style-name="P5">Object <text:alphabetical-index-mark-start text:id="IMark5202890568" text:main-entry="true"/>getDetachedInstance<text:alphabetical-index-mark-end text:id="IMark5202890568"/>();</text:p>
      <text:p text:style-name="P1">This method returns the detached instance for which the event was triggered. This method is a convenience method that returns the source or target depending on the event.</text:p>
      <text:p text:style-name="P5">}</text:p>
      <text:p text:style-name="P5">void <text:alphabetical-index-mark-start text:id="IMark5202890568" text:main-entry="true"/>addInstanceLifecycleListener<text:alphabetical-index-mark-end text:id="IMark5202890568"/> (<text:alphabetical-index-mark-start text:id="IMark5164485232" text:main-entry="true"/>InstanceLifecycleListener<text:alphabetical-index-mark-end text:id="IMark5164485232"/> listener, Class... classes);</text:p>
      <text:p text:style-name="P1">This PersistenceManager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5"><text:soft-page-break/>void <text:alphabetical-index-mark-start text:id="IMark5164485232" text:main-entry="true"/>removeInstanceLifecycleListener<text:alphabetical-index-mark-end text:id="IMark5164485232"/> (<text:alphabetical-index-mark-start text:id="IMark5202890568" text:main-entry="true"/>InstanceLifecycleListener<text:alphabetical-index-mark-end text:id="IMark5202890568"/> listener);</text:p>
      <text:p text:style-name="P1">This PersistenceManager method removes the listener from the list of event listeners.</text:p>
      <text:p text:style-name="P14"><draw:frame draw:style-name="fr1" draw:name="16" text:anchor-type="as-char" svg:width="7.091cm" svg:height="0.342cm" draw:z-index="31"><draw:image xlink:href="Pictures/2000000900000FB5000000C9DF37253B.wmf" xlink:type="simple" xlink:show="embed" xlink:actuate="onLoad"/></draw:frame></text:p>
      <text:h text:style-name="P26" text:outline-level="2">Access to internal <text:alphabetical-index-mark-start text:id="IMark5202890568" text:main-entry="true"/>datastore connection<text:alphabetical-index-mark-end text:id="IMark5202890568"/></text:h>
      <text:p text:style-name="P1">In order for the application to perform some datastore-specific functions, such as to execute a query that is not directly supported by JDO, applications might need access to the datastore connection used by the JDO implementation. This method returns a wrapped connection that can be cast to the appropriate datastore connection and used by the application.</text:p>
      <text:p text:style-name="P1">The capability to get the datastore connection is indicated by the optional feature string javax.jdo.option.<text:alphabetical-index-mark-start text:id="IMark5202890568" text:main-entry="true"/>GetDataStoreConnection<text:alphabetical-index-mark-end text:id="IMark5202890568"/>.</text:p>
      <text:p text:style-name="P5">package javax.jdo.datastore;</text:p>
      <text:p text:style-name="P5">public interface <text:alphabetical-index-mark-start text:id="IMark5202890568" text:main-entry="true"/>JDOConnection<text:alphabetical-index-mark-end text:id="IMark5202890568"/> {</text:p>
      <text:p text:style-name="P5"><text:tab/>Object <text:alphabetical-index-mark-start text:id="IMark5202890568" text:main-entry="true"/>getNativeConnection<text:alphabetical-index-mark-end text:id="IMark5202890568"/>();</text:p>
      <text:p text:style-name="P5"><text:tab/>void <text:alphabetical-index-mark-start text:id="IMark5202890568" text:main-entry="true"/>close<text:alphabetical-index-mark-end text:id="IMark5202890568"/>();</text:p>
      <text:p text:style-name="P5">}</text:p>
      <text:p text:style-name="P5"><text:span text:style-name="Assertion"><text:span text:style-name="T2">A12.16-1 [</text:span></text:span>JDOConnection <text:alphabetical-index-mark-start text:id="IMark5202890568" text:main-entry="true"/>getDataStoreConnection<text:alphabetical-index-mark-end text:id="IMark5202890568"/>();</text:p>
      <text:p text:style-name="P1">If this method is called while a JDO transaction is active, it is equivalent to calling <text:span text:style-name="T1">getDataStoreConnection</text:span><text:span text:style-name="T1">(true)</text:span> . If this method is called outside an active JDO transaction, it is equivalent to calling <text:span text:style-name="T1">getDataStoreConnection</text:span><text:span text:style-name="T1">(false)</text:span>. <text:span text:style-name="Assertion">]</text:span></text:p>
      <text:p text:style-name="P5"><text:span text:style-name="Assertion"><text:span text:style-name="T2">A12.16-2 [</text:span></text:span>JDOConnection <text:alphabetical-index-mark-start text:id="IMark5202890568" text:main-entry="true"/>getDataStoreConnection<text:alphabetical-index-mark-end text:id="IMark5202890568"/>(boolean enlist);</text:p>
      <text:p text:style-name="P1">With the enlist parameter false, the native connection returned by <text:alphabetical-index-mark-start text:id="IMark5202890568" text:main-entry="true"/>getNativeConnection<text:alphabetical-index-mark-end text:id="IMark5202890568"/> will not be enlisted in any native transaction. </text:p>
      <text:p text:style-name="P1">With the enlist parameter true, and there is no active JDO transaction, a JDOUserException is thrown. With the enlist parameter true, with an active JDO transaction, the native connection returned by getNativeConnection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span text:style-name="T1">JDOConnection</text:span>.</text:p>
      <text:p text:style-name="P1">An enlisted <text:span text:style-name="T1">JDOConnection</text:span> must be returned to the JDO implementation by the application by calling its close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close method on the object.</text:p>
      <text:p text:style-name="P1">For JDOR implementations</text:p>
      <text:p text:style-name="P11">•<text:tab/>the <text:span text:style-name="T1">JDOConnection</text:span> obtained by <text:span text:style-name="T1">getDataStoreConnection</text:span> implements <text:alphabetical-index-mark-start text:id="IMark5202890568" text:main-entry="true"/><text:span text:style-name="T1">java.sql.Connection</text:span><text:alphabetical-index-mark-end text:id="IMark5202890568"/>.</text:p>
      <text:p text:style-name="P11">•<text:tab/>The application returns a JDBC Connection to the JDO implementation by calling its <text:alphabetical-index-mark-start text:id="IMark5202890568" text:main-entry="true"/><text:span text:style-name="T1">close</text:span><text:alphabetical-index-mark-end text:id="IMark5202890568"/><text:span text:style-name="T1">()</text:span> method.</text:p>
      <text:p text:style-name="P17"><text:bookmark text:name="X-101871284"/><text:soft-page-break/><text:tab/><text:tab/><text:alphabetical-index-mark-start text:id="IMark5202890568" text:main-entry="true"/>SQL Portability<text:alphabetical-index-mark-end text:id="IMark5202890568"/></text:p>
      <text:p text:style-name="P1">For portability, a JDBC-based JDO implementation will return an instance that implements <text:alphabetical-index-mark-start text:id="IMark5202890568" text:main-entry="true"/>java.sql.Connection<text:alphabetical-index-mark-end text:id="IMark5202890568"/>. The instance will throw an exception for any of the following method calls: commit, getMetaData, releaseSavepoint, rollback, setAutoCommit, setCatalog, setHoldability, setReadOnly, setSavepoint, setTransactionIsolation, and setTypeMap.</text:p>
      <text:p text:style-name="P14"><draw:frame draw:style-name="fr1" draw:name="17" text:anchor-type="as-char" svg:width="7.091cm" svg:height="0.342cm" draw:z-index="32"><draw:image xlink:href="Pictures/2000000900000FB5000000C9DF37253B.wmf" xlink:type="simple" xlink:show="embed" xlink:actuate="onLoad"/></draw:frame></text:p>
      <text:h text:style-name="P26" text:outline-level="2">Server Date</text:h>
      <text:p text:style-name="P5">java.util.Date <text:alphabetical-index-mark-start text:id="IMark5202890568" text:main-entry="true"/>getServerDate<text:alphabetical-index-mark-end text:id="IMark5202890568"/>();</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4"><draw:frame draw:style-name="fr1" draw:name="18" text:anchor-type="as-char" svg:width="7.091cm" svg:height="0.342cm" draw:z-index="33"><draw:image xlink:href="Pictures/2000000900000FB5000000C9DF37253B.wmf" xlink:type="simple" xlink:show="embed" xlink:actuate="onLoad"/></draw:frame></text:p>
      <text:h text:style-name="P26" text:outline-level="2"><text:alphabetical-index-mark-start text:id="IMark5202890568" text:main-entry="true"/>Serialization<text:alphabetical-index-mark-end text:id="IMark5202890568"/></text:h>
      <text:p text:style-name="P1">Serializing or externalizing a persistence manager is an optional feature of a jdo implementation. An implementation of <text:span text:style-name="T1">PersistenceManager</text:span> (including <text:span text:style-name="T1">PersistenceManager</text:span>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serialization refers to both serialization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serialization.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Serialization must only be done when there is no datastore transaction enlisted. That is, a datastore transaction must not be active; and if an optimistic transaction is active, <text:alphabetical-index-mark-start text:id="IMark5202890568" text:main-entry="true"/><text:span text:style-name="T1">flush</text:span><text:alphabetical-index-mark-end text:id="IMark5202890568"/> must not have been called. If either of these conditions exists, <text:span text:style-name="T1">JDOUserException</text:span> is thrown. </text:p>
      <text:p text:style-name="P14"><text:soft-page-break/><draw:frame draw:style-name="fr1" draw:name="graphics2" text:anchor-type="as-char" svg:width="7.091cm" svg:height="0.342cm" draw:z-index="30"><draw:image xlink:href="Pictures/2000000900000FB5000000C9DF37253B.wmf" xlink:type="simple" xlink:show="embed" xlink:actuate="onLoad"/></draw:frame></text:p>
      <text:h text:style-name="P26" text:outline-level="2">Property Management</text:h>
      <text:p text:style-name="P1">The operation of a <text:span text:style-name="T11">PersistenceManager</text:span> is partly governed by the settings of various properties, which have been documented in earlier sections. These properties are inherited from the <text:span text:style-name="T11">PersistenceManagerFactory</text:span> from which the <text:span text:style-name="T11">PersistenceManager</text:span> was obtained. The properties can be set by methods such as <text:span text:style-name="T11">setMultithreaded</text:span>. Some properties are not standard but are implementation-defined. After creation of the <text:span text:style-name="T11">PersistenceManager</text:span>, these non-standard properties can only be set via the <text:span text:style-name="T11">setProperty</text:span> method.</text:p>
      <text:p text:style-name="P1">The list of properties that can be accessed is in Appendix K.</text:p>
      <text:p text:style-name="P3">void setProperty(String name, Object value);</text:p>
      <text:p text:style-name="P1">Set the property <text:span text:style-name="T11">name</text:span> to the specified <text:span text:style-name="T11">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11">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11">javax.jdo.Multithreaded</text:span> is equivalent to <text:s text:c="3"/><text:span text:style-name="T11">JAVAX.JDO.MultiThreaded</text:span> or <text:span text:style-name="T11">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2">javax.jdo.Constants</text:span>. For example, the non-transactional read property of the transaction can be accessed via <text:span text:style-name="T11">javax.jdo.option.NontransactionalRead</text:span>.<text:span text:style-name="Assertion">] </text:span></text:p>
      <text:p text:style-name="P1"><text:span text:style-name="Assertion">Property names might exactly match the names of the properties in </text:span><text:span text:style-name="Assertion"><text:span text:style-name="T11">javax.jdo.Constants</text:span></text:span><text:span text:style-name="Assertion"> or might differ in case only. For example,</text:span><text:span text:style-name="Assertion"><text:span text:style-name="T11"> javax.jdo.Multithreaded</text:span></text:span><text:span text:style-name="Assertion"> is equivalent to <text:s text:c="3"/></text:span><text:span text:style-name="Assertion"><text:span text:style-name="T11">JAVAX.JDO.MultiThreaded</text:span></text:span><text:span text:style-name="Assertion"> or </text:span><text:span text:style-name="Assertion"><text:span text:style-name="T11">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11">javax.jdo.Constants.</text:span></text:span><text:span text:style-name="Assertion"> For example, the non-transactional read property of the transaction can be accessed via j</text:span><text:span text:style-name="Assertion"><text:span text:style-name="T11">avax.jdo.option.NontransactionalRead</text:span></text:span><text:span text:style-name="Assertion">. </text:span></text:p>
      <text:p text:style-name="P3">Map&lt;String, Object&gt; getProperties();</text:p>
      <text:p text:style-name="P1"><text:span text:style-name="Assertion"><text:span text:style-name="T2">A12.19-5 [</text:span></text:span>Return a map of <text:span text:style-name="T11">String, Object</text:span> with the properties and values currently in effect. The standard keys in the map exactly match the corresponding names in <text:span text:style-name="T11">javax.jdo.Constants</text:span><text:span text:style-name="Assertion"><text:span text:style-name="T11">.</text:span></text:span><text:span text:style-name="Assertion">]</text:span> <text:span text:style-name="Assertion"><text:span text:style-name="T2">A12.19-6 [</text:span></text:span>Changing the values in the map will not affect the properties in the <text:span text:style-name="T11">PersistenceManager</text:span>.<text:span text:style-name="Assertion">]</text:span></text:p>
      <text:p text:style-name="P3">Set&lt;String&gt; getSupportedProperties();</text:p>
      <text:p text:style-name="P1"><text:span text:style-name="Assertion"><text:span text:style-name="T2">A12.19-7 [</text:span></text:span>Return the set of properties supported by this <text:span text:style-name="T11">PersistenceManager</text:span>. The standard elements in the set exactly match the corresponding names in <text:span text:style-name="T11">javax.jdo.Constants</text:span><text:span text:style-name="Assertion"><text:span text:style-name="T11">.</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0</meta:editing-cycles>
    <meta:creation-date>2012-06-24T15:51:21.29</meta:creation-date>
    <meta:editing-duration>P15DT12H9M42S</meta:editing-duration>
    <meta:generator>OpenOffice/4.1.10$Unix OpenOffice.org_project/4110m2$Build-9807</meta:generator>
    <dc:title>JDO_Chapter</dc:title>
    <dc:date>2021-09-26T16:58:21</dc:date>
    <meta:document-statistic meta:table-count="0" meta:image-count="20" meta:object-count="0" meta:page-count="39" meta:paragraph-count="768" meta:word-count="15115" meta:character-count="102162"/>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Downloads/JDO_spec.ott" meta:date="2012-08-23T20:38:20.45"/>
  </office:meta>
</office:document-meta>
</file>